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2"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3"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66faac" style:font-weight-asian="bold" style:font-weight-complex="bold"/>
    </style:style>
    <style:style style:name="P17" style:family="paragraph" style:parent-style-name="Text_20_body">
      <style:paragraph-properties fo:text-align="justify" style:justify-single-word="false"/>
      <style:text-properties fo:font-weight="bold" officeooo:rsid="005cca13" officeooo:paragraph-rsid="01835348" style:font-weight-asian="bold" style:font-weight-complex="bold"/>
    </style:style>
    <style:style style:name="P18"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9"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20"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31"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32"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4" style:family="paragraph" style:parent-style-name="Text_20_body">
      <style:paragraph-properties fo:text-align="justify" style:justify-single-word="false"/>
      <style:text-properties fo:font-weight="bold" officeooo:rsid="003acbbc" officeooo:paragraph-rsid="012225ee" style:font-weight-asian="bold" style:font-weight-complex="bold"/>
    </style:style>
    <style:style style:name="P35"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6"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7"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8"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9"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40"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1"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2"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3"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4"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5"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6"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7"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9"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50"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1"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2"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3"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4"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5"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6"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7"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8"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9"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60"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1"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2" style:family="paragraph" style:parent-style-name="Text_20_body">
      <style:paragraph-properties fo:text-align="justify" style:justify-single-word="false"/>
      <style:text-properties fo:font-weight="bold" officeooo:rsid="013769be" officeooo:paragraph-rsid="013769be" style:font-weight-asian="bold" style:font-weight-complex="bold"/>
    </style:style>
    <style:style style:name="P63"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4"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5"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6"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7"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8"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69"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70"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71"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72"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73"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74"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75" style:family="paragraph" style:parent-style-name="Text_20_body">
      <style:paragraph-properties fo:text-align="justify" style:justify-single-word="false"/>
      <style:text-properties fo:font-weight="normal" officeooo:rsid="00299982" officeooo:paragraph-rsid="0193139f" style:font-weight-asian="normal" style:font-weight-complex="normal"/>
    </style:style>
    <style:style style:name="P76" style:family="paragraph" style:parent-style-name="Text_20_body">
      <style:paragraph-properties fo:text-align="justify" style:justify-single-word="false"/>
      <style:text-properties fo:font-weight="normal" officeooo:rsid="00299982" officeooo:paragraph-rsid="01947346" style:font-weight-asian="normal" style:font-weight-complex="normal"/>
    </style:style>
    <style:style style:name="P77" style:family="paragraph" style:parent-style-name="Text_20_body">
      <style:paragraph-properties fo:text-align="justify" style:justify-single-word="false"/>
      <style:text-properties fo:font-weight="normal" officeooo:rsid="00299982" officeooo:paragraph-rsid="0195c76f" style:font-weight-asian="normal" style:font-weight-complex="normal"/>
    </style:style>
    <style:style style:name="P78"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79"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80"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81"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82"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83"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84"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85"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86"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87"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88"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89"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90"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91" style:family="paragraph" style:parent-style-name="Text_20_body">
      <style:paragraph-properties fo:text-align="justify" style:justify-single-word="false"/>
      <style:text-properties fo:font-weight="normal" officeooo:rsid="011f93c2" officeooo:paragraph-rsid="012ac69c" style:font-weight-asian="normal" style:font-weight-complex="normal"/>
    </style:style>
    <style:style style:name="P92" style:family="paragraph" style:parent-style-name="Text_20_body">
      <style:paragraph-properties fo:text-align="justify" style:justify-single-word="false"/>
      <style:text-properties fo:font-weight="normal" officeooo:rsid="013769be" officeooo:paragraph-rsid="013769be" style:font-weight-asian="normal" style:font-weight-complex="normal"/>
    </style:style>
    <style:style style:name="P93"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94"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95" style:family="paragraph" style:parent-style-name="Text_20_body">
      <style:paragraph-properties fo:text-align="justify" style:justify-single-word="false"/>
      <style:text-properties fo:font-weight="normal" officeooo:rsid="01901f92" officeooo:paragraph-rsid="019bb55a" style:font-weight-asian="normal" style:font-weight-complex="normal"/>
    </style:style>
    <style:style style:name="P96" style:family="paragraph" style:parent-style-name="Text_20_body">
      <style:paragraph-properties fo:text-align="justify" style:justify-single-word="false"/>
      <style:text-properties fo:font-weight="normal" officeooo:rsid="01901f92" officeooo:paragraph-rsid="019e5f72" style:font-weight-asian="normal" style:font-weight-complex="normal"/>
    </style:style>
    <style:style style:name="P97" style:family="paragraph" style:parent-style-name="Text_20_body">
      <style:paragraph-properties fo:text-align="justify" style:justify-single-word="false"/>
      <style:text-properties fo:font-weight="normal" officeooo:rsid="01901f92" officeooo:paragraph-rsid="019fd987" style:font-weight-asian="normal" style:font-weight-complex="normal"/>
    </style:style>
    <style:style style:name="P98" style:family="paragraph" style:parent-style-name="Text_20_body">
      <style:paragraph-properties fo:text-align="justify" style:justify-single-word="false"/>
      <style:text-properties fo:font-weight="normal" officeooo:rsid="01901f92" officeooo:paragraph-rsid="01a07a12" style:font-weight-asian="normal" style:font-weight-complex="normal"/>
    </style:style>
    <style:style style:name="P99" style:family="paragraph" style:parent-style-name="Text_20_body">
      <style:paragraph-properties fo:text-align="justify" style:justify-single-word="false"/>
      <style:text-properties fo:font-weight="normal" officeooo:rsid="01901f92" officeooo:paragraph-rsid="01a3bad5" style:font-weight-asian="normal" style:font-weight-complex="normal"/>
    </style:style>
    <style:style style:name="P100" style:family="paragraph" style:parent-style-name="Text_20_body">
      <style:paragraph-properties fo:text-align="justify" style:justify-single-word="false"/>
      <style:text-properties fo:font-weight="normal" officeooo:rsid="019e5f72" officeooo:paragraph-rsid="019bb55a" style:font-weight-asian="normal" style:font-weight-complex="normal"/>
    </style:style>
    <style:style style:name="P101" style:family="paragraph" style:parent-style-name="Text_20_body">
      <style:paragraph-properties fo:text-align="justify" style:justify-single-word="false"/>
      <style:text-properties fo:font-weight="normal" officeooo:rsid="019fd987" officeooo:paragraph-rsid="019bb55a" style:font-weight-asian="normal" style:font-weight-complex="normal"/>
    </style:style>
    <style:style style:name="P102" style:family="paragraph" style:parent-style-name="Text_20_body">
      <style:paragraph-properties fo:text-align="justify" style:justify-single-word="false"/>
      <style:text-properties fo:font-weight="normal" officeooo:rsid="019fd987" officeooo:paragraph-rsid="019fd987" style:font-weight-asian="normal" style:font-weight-complex="normal"/>
    </style:style>
    <style:style style:name="P103" style:family="paragraph" style:parent-style-name="Text_20_body">
      <style:paragraph-properties fo:text-align="justify" style:justify-single-word="false"/>
      <style:text-properties fo:font-weight="normal" officeooo:rsid="01a5bf38" officeooo:paragraph-rsid="01a5bf38" style:font-weight-asian="normal" style:font-weight-complex="normal"/>
    </style:style>
    <style:style style:name="P104" style:family="paragraph" style:parent-style-name="Text_20_body">
      <style:paragraph-properties fo:text-align="justify" style:justify-single-word="false"/>
      <style:text-properties fo:font-weight="normal" officeooo:rsid="01b07177" officeooo:paragraph-rsid="01b07177" style:font-weight-asian="normal" style:font-weight-complex="normal"/>
    </style:style>
    <style:style style:name="P105" style:family="paragraph" style:parent-style-name="Text_20_body">
      <style:paragraph-properties fo:text-align="justify" style:justify-single-word="false"/>
      <style:text-properties fo:font-weight="normal" officeooo:rsid="01ac4409" officeooo:paragraph-rsid="01aeaaf0" style:font-weight-asian="normal" style:font-weight-complex="normal"/>
    </style:style>
    <style:style style:name="P106" style:family="paragraph" style:parent-style-name="Text_20_body">
      <style:paragraph-properties fo:text-align="justify" style:justify-single-word="false"/>
      <style:text-properties fo:font-weight="normal" officeooo:rsid="01b25a00" officeooo:paragraph-rsid="01b25a00" style:font-weight-asian="normal" style:font-weight-complex="normal"/>
    </style:style>
    <style:style style:name="P107"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08" style:family="paragraph" style:parent-style-name="Text_20_body">
      <style:paragraph-properties fo:text-align="justify" style:justify-single-word="false"/>
      <style:text-properties fo:font-weight="normal" officeooo:rsid="00d8bf6d" officeooo:paragraph-rsid="00d8bf6d"/>
    </style:style>
    <style:style style:name="P109" style:family="paragraph" style:parent-style-name="Text_20_body">
      <style:paragraph-properties fo:text-align="justify" style:justify-single-word="false"/>
      <style:text-properties fo:font-weight="normal" officeooo:rsid="00f14a19" officeooo:paragraph-rsid="00f4426d"/>
    </style:style>
    <style:style style:name="P110" style:family="paragraph" style:parent-style-name="Text_20_body">
      <style:paragraph-properties fo:text-align="justify" style:justify-single-word="false"/>
      <style:text-properties officeooo:rsid="0082b1bc" officeooo:paragraph-rsid="0082b1bc"/>
    </style:style>
    <style:style style:name="P111" style:family="paragraph" style:parent-style-name="Text_20_body">
      <style:paragraph-properties fo:text-align="justify" style:justify-single-word="false"/>
      <style:text-properties officeooo:paragraph-rsid="006040e2"/>
    </style:style>
    <style:style style:name="P112" style:family="paragraph" style:parent-style-name="Text_20_body">
      <style:paragraph-properties fo:text-align="justify" style:justify-single-word="false"/>
      <style:text-properties officeooo:paragraph-rsid="00c03aa6"/>
    </style:style>
    <style:style style:name="P113" style:family="paragraph" style:parent-style-name="Text_20_body">
      <style:paragraph-properties fo:text-align="justify" style:justify-single-word="false"/>
      <style:text-properties officeooo:paragraph-rsid="00ce7fd6"/>
    </style:style>
    <style:style style:name="P114" style:family="paragraph" style:parent-style-name="Text_20_body">
      <style:paragraph-properties fo:text-align="justify" style:justify-single-word="false"/>
      <style:text-properties officeooo:paragraph-rsid="00cf0b1b"/>
    </style:style>
    <style:style style:name="P115" style:family="paragraph" style:parent-style-name="Text_20_body">
      <style:paragraph-properties fo:text-align="justify" style:justify-single-word="false"/>
      <style:text-properties officeooo:paragraph-rsid="00d4c5a4"/>
    </style:style>
    <style:style style:name="P116" style:family="paragraph" style:parent-style-name="Text_20_body">
      <style:paragraph-properties fo:text-align="justify" style:justify-single-word="false"/>
      <style:text-properties officeooo:paragraph-rsid="00808e05"/>
    </style:style>
    <style:style style:name="P117" style:family="paragraph" style:parent-style-name="Text_20_body">
      <style:paragraph-properties fo:text-align="justify" style:justify-single-word="false"/>
      <style:text-properties officeooo:paragraph-rsid="013f8c62"/>
    </style:style>
    <style:style style:name="P118" style:family="paragraph" style:parent-style-name="Text_20_body">
      <style:paragraph-properties fo:text-align="justify" style:justify-single-word="false"/>
      <style:text-properties officeooo:paragraph-rsid="011b2a24"/>
    </style:style>
    <style:style style:name="P119" style:family="paragraph" style:parent-style-name="Text_20_body">
      <style:paragraph-properties fo:text-align="justify" style:justify-single-word="false"/>
      <style:text-properties officeooo:paragraph-rsid="01464ec0"/>
    </style:style>
    <style:style style:name="P120" style:family="paragraph" style:parent-style-name="Text_20_body">
      <style:paragraph-properties fo:text-align="justify" style:justify-single-word="false"/>
      <style:text-properties officeooo:paragraph-rsid="0054d40b"/>
    </style:style>
    <style:style style:name="P121" style:family="paragraph" style:parent-style-name="Text_20_body">
      <style:paragraph-properties fo:text-align="justify" style:justify-single-word="false"/>
      <style:text-properties officeooo:paragraph-rsid="0151601c"/>
    </style:style>
    <style:style style:name="P122" style:family="paragraph" style:parent-style-name="Text_20_body">
      <style:paragraph-properties fo:text-align="justify" style:justify-single-word="false"/>
      <style:text-properties officeooo:rsid="0086a175" officeooo:paragraph-rsid="0086a175"/>
    </style:style>
    <style:style style:name="P123" style:family="paragraph" style:parent-style-name="Text_20_body">
      <style:paragraph-properties fo:text-align="justify" style:justify-single-word="false"/>
      <style:text-properties officeooo:rsid="008a7214" officeooo:paragraph-rsid="008a7214"/>
    </style:style>
    <style:style style:name="P124" style:family="paragraph" style:parent-style-name="Text_20_body">
      <style:paragraph-properties fo:text-align="justify" style:justify-single-word="false"/>
      <style:text-properties officeooo:rsid="00ce7fd6" officeooo:paragraph-rsid="00ce7fd6"/>
    </style:style>
    <style:style style:name="P125" style:family="paragraph" style:parent-style-name="Text_20_body">
      <style:paragraph-properties fo:text-align="justify" style:justify-single-word="false"/>
      <style:text-properties officeooo:rsid="010da437" officeooo:paragraph-rsid="0116b72a"/>
    </style:style>
    <style:style style:name="P126" style:family="paragraph" style:parent-style-name="Text_20_body">
      <style:paragraph-properties fo:text-align="justify" style:justify-single-word="false"/>
      <style:text-properties officeooo:rsid="010f33c5" officeooo:paragraph-rsid="0110d863"/>
    </style:style>
    <style:style style:name="P127" style:family="paragraph" style:parent-style-name="Text_20_body">
      <style:paragraph-properties fo:text-align="justify" style:justify-single-word="false"/>
      <style:text-properties officeooo:rsid="00c2e70a" officeooo:paragraph-rsid="0116b72a"/>
    </style:style>
    <style:style style:name="P128" style:family="paragraph" style:parent-style-name="Text_20_body">
      <style:paragraph-properties fo:margin-top="0cm" fo:margin-bottom="0cm" loext:contextual-spacing="false" fo:text-align="justify" style:justify-single-word="false"/>
      <style:text-properties officeooo:rsid="0186adfa" officeooo:paragraph-rsid="0186adfa"/>
    </style:style>
    <style:style style:name="P129" style:family="paragraph" style:parent-style-name="Text_20_body">
      <style:paragraph-properties fo:margin-top="0cm" fo:margin-bottom="0cm" loext:contextual-spacing="false" fo:text-align="justify" style:justify-single-word="false"/>
      <style:text-properties officeooo:rsid="01889c90" officeooo:paragraph-rsid="01889c90"/>
    </style:style>
    <style:style style:name="P130" style:family="paragraph" style:parent-style-name="Text_20_body">
      <style:paragraph-properties fo:margin-top="0cm" fo:margin-bottom="0cm" loext:contextual-spacing="false" fo:text-align="justify" style:justify-single-word="false"/>
      <style:text-properties fo:font-weight="bold" officeooo:rsid="0186adfa" officeooo:paragraph-rsid="0186adfa" style:font-weight-asian="bold" style:font-weight-complex="bold"/>
    </style:style>
    <style:style style:name="P131"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32" style:family="paragraph" style:parent-style-name="Text_20_body">
      <style:paragraph-properties fo:text-align="justify" style:justify-single-word="false"/>
      <style:text-properties fo:font-weight="normal" officeooo:rsid="01b4cc40" officeooo:paragraph-rsid="01b4cc40" style:font-weight-asian="normal" style:font-weight-complex="normal"/>
    </style:style>
    <style:style style:name="P133" style:family="paragraph" style:parent-style-name="Text_20_body" style:list-style-name="L1">
      <style:paragraph-properties fo:margin-top="0cm" fo:margin-bottom="0cm" loext:contextual-spacing="false" fo:text-align="justify" style:justify-single-word="false"/>
      <style:text-properties officeooo:rsid="019bb55a" officeooo:paragraph-rsid="019bb55a"/>
    </style:style>
    <style:style style:name="P134" style:family="paragraph" style:parent-style-name="Text_20_body" style:list-style-name="L1">
      <style:paragraph-properties fo:margin-top="0cm" fo:margin-bottom="0cm" loext:contextual-spacing="false" fo:text-align="justify" style:justify-single-word="false"/>
      <style:text-properties officeooo:rsid="017aeaa4" officeooo:paragraph-rsid="018584ff"/>
    </style:style>
    <style:style style:name="P135" style:family="paragraph" style:parent-style-name="Text_20_body" style:list-style-name="L1">
      <style:paragraph-properties fo:margin-top="0cm" fo:margin-bottom="0cm" loext:contextual-spacing="false" fo:text-align="justify" style:justify-single-word="false"/>
      <style:text-properties officeooo:rsid="017bda2f" officeooo:paragraph-rsid="018584ff"/>
    </style:style>
    <style:style style:name="P136" style:family="paragraph" style:parent-style-name="Text_20_body" style:list-style-name="L1">
      <style:paragraph-properties fo:margin-top="0cm" fo:margin-bottom="0cm" loext:contextual-spacing="false" fo:text-align="justify" style:justify-single-word="false"/>
      <style:text-properties officeooo:rsid="017bda2f" officeooo:paragraph-rsid="017bda2f"/>
    </style:style>
    <style:style style:name="P137" style:family="paragraph" style:parent-style-name="Text_20_body" style:list-style-name="L1">
      <style:paragraph-properties fo:margin-top="0cm" fo:margin-bottom="0cm" loext:contextual-spacing="false" fo:text-align="justify" style:justify-single-word="false"/>
      <style:text-properties officeooo:rsid="0180a2c6" officeooo:paragraph-rsid="018584ff"/>
    </style:style>
    <style:style style:name="P138" style:family="paragraph" style:parent-style-name="Text_20_body" style:list-style-name="L1">
      <style:paragraph-properties fo:margin-top="0cm" fo:margin-bottom="0cm" loext:contextual-spacing="false" fo:text-align="justify" style:justify-single-word="false"/>
      <style:text-properties officeooo:rsid="0180a2c6" officeooo:paragraph-rsid="0180a2c6"/>
    </style:style>
    <style:style style:name="P139" style:family="paragraph" style:parent-style-name="Text_20_body" style:list-style-name="L1">
      <style:paragraph-properties fo:margin-top="0cm" fo:margin-bottom="0cm" loext:contextual-spacing="false" fo:text-align="justify" style:justify-single-word="false"/>
      <style:text-properties officeooo:rsid="017b53d3" officeooo:paragraph-rsid="017b53d3"/>
    </style:style>
    <style:style style:name="P140" style:family="paragraph" style:parent-style-name="Text_20_body" style:list-style-name="L1">
      <style:paragraph-properties fo:margin-top="0cm" fo:margin-bottom="0cm" loext:contextual-spacing="false" fo:text-align="justify" style:justify-single-word="false"/>
      <style:text-properties officeooo:rsid="017b53d3" officeooo:paragraph-rsid="0185d44b"/>
    </style:style>
    <style:style style:name="P141" style:family="paragraph" style:parent-style-name="Text_20_body" style:list-style-name="L1">
      <style:paragraph-properties fo:margin-top="0cm" fo:margin-bottom="0cm" loext:contextual-spacing="false" fo:text-align="justify" style:justify-single-word="false"/>
      <style:text-properties officeooo:paragraph-rsid="01786061"/>
    </style:style>
    <style:style style:name="P142" style:family="paragraph" style:parent-style-name="Text_20_body" style:list-style-name="L1">
      <style:paragraph-properties fo:margin-top="0cm" fo:margin-bottom="0cm" loext:contextual-spacing="false" fo:text-align="justify" style:justify-single-word="false"/>
      <style:text-properties officeooo:paragraph-rsid="017aeaa4"/>
    </style:style>
    <style:style style:name="P143" style:family="paragraph" style:parent-style-name="Text_20_body" style:list-style-name="L1">
      <style:paragraph-properties fo:margin-top="0cm" fo:margin-bottom="0cm" loext:contextual-spacing="false" fo:text-align="justify" style:justify-single-word="false"/>
      <style:text-properties officeooo:rsid="0186adfa" officeooo:paragraph-rsid="0186adf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fo:font-weight="normal" officeooo:rsid="01835348"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3eccd1" style:font-style-asian="normal" style:font-style-complex="normal"/>
    </style:style>
    <style:style style:name="T75" style:family="text">
      <style:text-properties fo:font-style="normal" officeooo:rsid="003d977f" style:font-style-asian="normal" style:font-style-complex="normal"/>
    </style:style>
    <style:style style:name="T76" style:family="text">
      <style:text-properties fo:font-style="normal" officeooo:rsid="0044a588" style:font-style-asian="normal" style:font-style-complex="normal"/>
    </style:style>
    <style:style style:name="T77" style:family="text">
      <style:text-properties fo:font-style="normal" officeooo:rsid="00492a4c" style:font-style-asian="normal" style:font-style-complex="normal"/>
    </style:style>
    <style:style style:name="T78" style:family="text">
      <style:text-properties fo:font-style="normal" officeooo:rsid="00546a24" style:font-style-asian="normal" style:font-style-complex="normal"/>
    </style:style>
    <style:style style:name="T79" style:family="text">
      <style:text-properties fo:font-style="normal" officeooo:rsid="00650104" style:font-style-asian="normal" style:font-style-complex="normal"/>
    </style:style>
    <style:style style:name="T80" style:family="text">
      <style:text-properties fo:font-style="normal" officeooo:rsid="00688763" style:font-style-asian="normal" style:font-style-complex="normal"/>
    </style:style>
    <style:style style:name="T81" style:family="text">
      <style:text-properties fo:font-style="normal" officeooo:rsid="0069436f" style:font-style-asian="normal" style:font-style-complex="normal"/>
    </style:style>
    <style:style style:name="T82" style:family="text">
      <style:text-properties fo:font-style="normal" officeooo:rsid="00d87f23" style:font-style-asian="normal" style:font-style-complex="normal"/>
    </style:style>
    <style:style style:name="T83" style:family="text">
      <style:text-properties fo:font-style="normal" officeooo:rsid="00ea58b5" style:font-style-asian="normal" style:font-style-complex="normal"/>
    </style:style>
    <style:style style:name="T84" style:family="text">
      <style:text-properties fo:font-style="normal" officeooo:rsid="00fb249d" style:font-style-asian="normal" style:font-style-complex="normal"/>
    </style:style>
    <style:style style:name="T85" style:family="text">
      <style:text-properties fo:font-style="normal" officeooo:rsid="01089ed0" style:font-style-asian="normal" style:font-style-complex="normal"/>
    </style:style>
    <style:style style:name="T86" style:family="text">
      <style:text-properties fo:font-style="normal" officeooo:rsid="010a2816" style:font-style-asian="normal" style:font-style-complex="normal"/>
    </style:style>
    <style:style style:name="T87" style:family="text">
      <style:text-properties fo:font-style="normal" officeooo:rsid="010b8ff2" style:font-style-asian="normal" style:font-style-complex="normal"/>
    </style:style>
    <style:style style:name="T88" style:family="text">
      <style:text-properties fo:font-style="normal" officeooo:rsid="010b9a67" style:font-style-asian="normal" style:font-style-complex="normal"/>
    </style:style>
    <style:style style:name="T89" style:family="text">
      <style:text-properties fo:font-style="normal" officeooo:rsid="0057351b" style:font-style-asian="normal" style:font-style-complex="normal"/>
    </style:style>
    <style:style style:name="T90" style:family="text">
      <style:text-properties fo:font-style="normal" officeooo:rsid="00574aa9" style:font-style-asian="normal" style:font-style-complex="normal"/>
    </style:style>
    <style:style style:name="T91" style:family="text">
      <style:text-properties fo:font-style="normal" officeooo:rsid="00595f9d" style:font-style-asian="normal" style:font-style-complex="normal"/>
    </style:style>
    <style:style style:name="T92" style:family="text">
      <style:text-properties fo:font-style="normal" officeooo:rsid="003f1f73" style:font-style-asian="normal" style:font-style-complex="normal"/>
    </style:style>
    <style:style style:name="T93" style:family="text">
      <style:text-properties fo:font-style="normal" officeooo:rsid="0042387d" style:font-style-asian="normal" style:font-style-complex="normal"/>
    </style:style>
    <style:style style:name="T94" style:family="text">
      <style:text-properties fo:font-style="normal" officeooo:rsid="01454adc" style:font-style-asian="normal" style:font-style-complex="normal"/>
    </style:style>
    <style:style style:name="T95" style:family="text">
      <style:text-properties fo:font-style="normal" officeooo:rsid="005c4c72" style:font-style-asian="normal" style:font-style-complex="normal"/>
    </style:style>
    <style:style style:name="T96" style:family="text">
      <style:text-properties fo:font-style="normal" officeooo:rsid="0054d40b" style:font-style-asian="normal" style:font-style-complex="normal"/>
    </style:style>
    <style:style style:name="T97" style:family="text">
      <style:text-properties fo:font-style="normal" officeooo:rsid="014640aa" style:font-style-asian="normal" style:font-style-complex="normal"/>
    </style:style>
    <style:style style:name="T98" style:family="text">
      <style:text-properties fo:font-style="normal" officeooo:rsid="0155b732" style:font-style-asian="normal" style:font-style-complex="normal"/>
    </style:style>
    <style:style style:name="T99" style:family="text">
      <style:text-properties fo:font-style="normal" officeooo:rsid="01478914" style:font-style-asian="normal" style:font-style-complex="normal"/>
    </style:style>
    <style:style style:name="T100" style:family="text">
      <style:text-properties fo:font-style="normal" officeooo:rsid="015c12b0" style:font-style-asian="normal" style:font-style-complex="normal"/>
    </style:style>
    <style:style style:name="T101" style:family="text">
      <style:text-properties fo:font-style="normal" officeooo:rsid="015f8ca0" style:font-style-asian="normal" style:font-style-complex="normal"/>
    </style:style>
    <style:style style:name="T102" style:family="text">
      <style:text-properties fo:font-style="normal" officeooo:rsid="01629b39" style:font-style-asian="normal" style:font-style-complex="normal"/>
    </style:style>
    <style:style style:name="T103" style:family="text">
      <style:text-properties fo:font-style="normal" officeooo:rsid="0166faac" style:font-style-asian="normal" style:font-style-complex="normal"/>
    </style:style>
    <style:style style:name="T104" style:family="text">
      <style:text-properties fo:font-style="normal" officeooo:rsid="016fe4a0" style:font-style-asian="normal" style:font-style-complex="normal"/>
    </style:style>
    <style:style style:name="T105" style:family="text">
      <style:text-properties fo:font-style="normal" officeooo:rsid="0177407f" style:font-style-asian="normal" style:font-style-complex="normal"/>
    </style:style>
    <style:style style:name="T106" style:family="text">
      <style:text-properties fo:font-style="normal" officeooo:rsid="017aeaa4" style:font-style-asian="normal" style:font-style-complex="normal"/>
    </style:style>
    <style:style style:name="T107" style:family="text">
      <style:text-properties fo:font-style="normal" officeooo:rsid="017f837f" style:font-style-asian="normal" style:font-style-complex="normal"/>
    </style:style>
    <style:style style:name="T108" style:family="text">
      <style:text-properties fo:font-style="normal" officeooo:rsid="01495aa9" style:font-style-asian="normal" style:font-style-complex="normal"/>
    </style:style>
    <style:style style:name="T109" style:family="text">
      <style:text-properties fo:font-style="normal" officeooo:rsid="01835348" style:font-style-asian="normal" style:font-style-complex="normal"/>
    </style:style>
    <style:style style:name="T110" style:family="text">
      <style:text-properties fo:font-style="normal" officeooo:rsid="0193139f" style:font-style-asian="normal" style:font-style-complex="normal"/>
    </style:style>
    <style:style style:name="T111" style:family="text">
      <style:text-properties fo:font-style="normal" officeooo:rsid="01947346" style:font-style-asian="normal" style:font-style-complex="normal"/>
    </style:style>
    <style:style style:name="T112" style:family="text">
      <style:text-properties fo:font-style="normal" officeooo:rsid="0195c76f" style:font-style-asian="normal" style:font-style-complex="normal"/>
    </style:style>
    <style:style style:name="T113" style:family="text">
      <style:text-properties fo:font-style="normal" officeooo:rsid="0195daa3" style:font-style-asian="normal" style:font-style-complex="normal"/>
    </style:style>
    <style:style style:name="T114" style:family="text">
      <style:text-properties fo:font-style="normal" officeooo:rsid="01a5ddaa" style:font-style-asian="normal" style:font-style-complex="normal"/>
    </style:style>
    <style:style style:name="T115" style:family="text">
      <style:text-properties fo:font-style="normal" fo:font-weight="bold" officeooo:rsid="00180a85" style:font-style-asian="normal" style:font-weight-asian="bold" style:font-style-complex="normal" style:font-weight-complex="bold"/>
    </style:style>
    <style:style style:name="T116" style:family="text">
      <style:text-properties fo:font-style="normal" fo:font-weight="bold" officeooo:rsid="005cca13" style:font-style-asian="normal" style:font-weight-asian="bold" style:font-style-complex="normal" style:font-weight-complex="bold"/>
    </style:style>
    <style:style style:name="T117" style:family="text">
      <style:text-properties fo:font-style="normal" fo:font-weight="bold" officeooo:rsid="0069436f" style:font-style-asian="normal" style:font-weight-asian="bold" style:font-style-complex="normal" style:font-weight-complex="bold"/>
    </style:style>
    <style:style style:name="T118" style:family="text">
      <style:text-properties fo:font-style="normal" fo:font-weight="bold" officeooo:rsid="017f837f" style:font-style-asian="normal" style:font-weight-asian="bold" style:font-style-complex="normal" style:font-weight-complex="bold"/>
    </style:style>
    <style:style style:name="T119" style:family="text">
      <style:text-properties officeooo:rsid="002b2a09"/>
    </style:style>
    <style:style style:name="T120" style:family="text">
      <style:text-properties officeooo:rsid="002d09d1"/>
    </style:style>
    <style:style style:name="T121" style:family="text">
      <style:text-properties officeooo:rsid="002e24f5"/>
    </style:style>
    <style:style style:name="T122" style:family="text">
      <style:text-properties officeooo:rsid="002f6cc0"/>
    </style:style>
    <style:style style:name="T123" style:family="text">
      <style:text-properties fo:font-weight="normal" style:font-weight-asian="normal" style:font-weight-complex="normal"/>
    </style:style>
    <style:style style:name="T124" style:family="text">
      <style:text-properties fo:font-weight="normal" officeooo:rsid="002ae43e" style:font-weight-asian="normal" style:font-weight-complex="normal"/>
    </style:style>
    <style:style style:name="T125" style:family="text">
      <style:text-properties fo:font-weight="normal" officeooo:rsid="00315c25" style:font-weight-asian="normal" style:font-weight-complex="normal"/>
    </style:style>
    <style:style style:name="T126" style:family="text">
      <style:text-properties fo:font-weight="normal" officeooo:rsid="0070273c" style:font-weight-asian="normal" style:font-weight-complex="normal"/>
    </style:style>
    <style:style style:name="T127" style:family="text">
      <style:text-properties fo:font-weight="normal" officeooo:rsid="00717f59" style:font-weight-asian="normal" style:font-weight-complex="normal"/>
    </style:style>
    <style:style style:name="T128" style:family="text">
      <style:text-properties fo:font-weight="normal" officeooo:rsid="007c2078" style:font-weight-asian="normal" style:font-weight-complex="normal"/>
    </style:style>
    <style:style style:name="T129" style:family="text">
      <style:text-properties fo:font-weight="normal" officeooo:rsid="007df5d6" style:font-weight-asian="normal" style:font-weight-complex="normal"/>
    </style:style>
    <style:style style:name="T130" style:family="text">
      <style:text-properties fo:font-weight="normal" officeooo:rsid="006a6a6b" style:font-weight-asian="normal" style:font-weight-complex="normal"/>
    </style:style>
    <style:style style:name="T131" style:family="text">
      <style:text-properties fo:font-weight="normal" officeooo:rsid="007eff65" style:font-weight-asian="normal" style:font-weight-complex="normal"/>
    </style:style>
    <style:style style:name="T132" style:family="text">
      <style:text-properties fo:font-weight="normal" officeooo:rsid="00343467" style:font-weight-asian="normal" style:font-weight-complex="normal"/>
    </style:style>
    <style:style style:name="T133" style:family="text">
      <style:text-properties fo:font-weight="normal" officeooo:rsid="00808e05" style:font-weight-asian="normal" style:font-weight-complex="normal"/>
    </style:style>
    <style:style style:name="T134" style:family="text">
      <style:text-properties fo:font-weight="normal" officeooo:rsid="0081d320" style:font-weight-asian="normal" style:font-weight-complex="normal"/>
    </style:style>
    <style:style style:name="T135" style:family="text">
      <style:text-properties fo:font-weight="normal" officeooo:rsid="0082b1bc" style:font-weight-asian="normal" style:font-weight-complex="normal"/>
    </style:style>
    <style:style style:name="T136" style:family="text">
      <style:text-properties fo:font-weight="normal" officeooo:rsid="0082fc1b" style:font-weight-asian="normal" style:font-weight-complex="normal"/>
    </style:style>
    <style:style style:name="T137" style:family="text">
      <style:text-properties fo:font-weight="normal" officeooo:rsid="00848e46" style:font-weight-asian="normal" style:font-weight-complex="normal"/>
    </style:style>
    <style:style style:name="T138" style:family="text">
      <style:text-properties fo:font-weight="normal" officeooo:rsid="00854f17" style:font-weight-asian="normal" style:font-weight-complex="normal"/>
    </style:style>
    <style:style style:name="T139" style:family="text">
      <style:text-properties fo:font-weight="normal" officeooo:rsid="0088b0bf" style:font-weight-asian="normal" style:font-weight-complex="normal"/>
    </style:style>
    <style:style style:name="T140" style:family="text">
      <style:text-properties fo:font-weight="normal" officeooo:rsid="00890bb3" style:font-weight-asian="normal" style:font-weight-complex="normal"/>
    </style:style>
    <style:style style:name="T141" style:family="text">
      <style:text-properties fo:font-weight="normal" officeooo:rsid="008a5f51" style:font-weight-asian="normal" style:font-weight-complex="normal"/>
    </style:style>
    <style:style style:name="T142" style:family="text">
      <style:text-properties fo:font-weight="normal" officeooo:rsid="008a7214" style:font-weight-asian="normal" style:font-weight-complex="normal"/>
    </style:style>
    <style:style style:name="T143" style:family="text">
      <style:text-properties fo:font-weight="normal" officeooo:rsid="008f509a" style:font-weight-asian="normal" style:font-weight-complex="normal"/>
    </style:style>
    <style:style style:name="T144" style:family="text">
      <style:text-properties fo:font-weight="normal" officeooo:rsid="00912884" style:font-weight-asian="normal" style:font-weight-complex="normal"/>
    </style:style>
    <style:style style:name="T145" style:family="text">
      <style:text-properties fo:font-weight="normal" officeooo:rsid="0097f4c1" style:font-weight-asian="normal" style:font-weight-complex="normal"/>
    </style:style>
    <style:style style:name="T146" style:family="text">
      <style:text-properties fo:font-weight="normal" officeooo:rsid="009914c8" style:font-weight-asian="normal" style:font-weight-complex="normal"/>
    </style:style>
    <style:style style:name="T147" style:family="text">
      <style:text-properties fo:font-weight="normal" officeooo:rsid="009e8678" style:font-weight-asian="normal" style:font-weight-complex="normal"/>
    </style:style>
    <style:style style:name="T148" style:family="text">
      <style:text-properties fo:font-weight="normal" officeooo:rsid="00a510b2" style:font-weight-asian="normal" style:font-weight-complex="normal"/>
    </style:style>
    <style:style style:name="T149" style:family="text">
      <style:text-properties fo:font-weight="normal" officeooo:rsid="00a6e47d" style:font-weight-asian="normal" style:font-weight-complex="normal"/>
    </style:style>
    <style:style style:name="T150" style:family="text">
      <style:text-properties fo:font-weight="normal" officeooo:rsid="00a8a2fc" style:font-weight-asian="normal" style:font-weight-complex="normal"/>
    </style:style>
    <style:style style:name="T151" style:family="text">
      <style:text-properties fo:font-weight="normal" officeooo:rsid="00b91d44" style:font-weight-asian="normal" style:font-weight-complex="normal"/>
    </style:style>
    <style:style style:name="T152" style:family="text">
      <style:text-properties fo:font-weight="normal" officeooo:rsid="00b963b5" style:font-weight-asian="normal" style:font-weight-complex="normal"/>
    </style:style>
    <style:style style:name="T153" style:family="text">
      <style:text-properties fo:font-weight="normal" officeooo:rsid="00baade4" style:font-weight-asian="normal" style:font-weight-complex="normal"/>
    </style:style>
    <style:style style:name="T154" style:family="text">
      <style:text-properties fo:font-weight="normal" officeooo:rsid="00bdacfd" style:font-weight-asian="normal" style:font-weight-complex="normal"/>
    </style:style>
    <style:style style:name="T155" style:family="text">
      <style:text-properties fo:font-weight="normal" officeooo:rsid="00bf6bb1" style:font-weight-asian="normal" style:font-weight-complex="normal"/>
    </style:style>
    <style:style style:name="T156" style:family="text">
      <style:text-properties fo:font-weight="normal" officeooo:rsid="00c03aa6" style:font-weight-asian="normal" style:font-weight-complex="normal"/>
    </style:style>
    <style:style style:name="T157" style:family="text">
      <style:text-properties fo:font-weight="normal" officeooo:rsid="00c3458f" style:font-weight-asian="normal" style:font-weight-complex="normal"/>
    </style:style>
    <style:style style:name="T158" style:family="text">
      <style:text-properties fo:font-weight="normal" officeooo:rsid="00c4263e" style:font-weight-asian="normal" style:font-weight-complex="normal"/>
    </style:style>
    <style:style style:name="T159" style:family="text">
      <style:text-properties fo:font-weight="normal" officeooo:rsid="00c6525c" style:font-weight-asian="normal" style:font-weight-complex="normal"/>
    </style:style>
    <style:style style:name="T160" style:family="text">
      <style:text-properties fo:font-weight="normal" officeooo:rsid="00c737cc" style:font-weight-asian="normal" style:font-weight-complex="normal"/>
    </style:style>
    <style:style style:name="T161" style:family="text">
      <style:text-properties fo:font-weight="normal" officeooo:rsid="00ca6b88" style:font-weight-asian="normal" style:font-weight-complex="normal"/>
    </style:style>
    <style:style style:name="T162" style:family="text">
      <style:text-properties fo:font-weight="normal" officeooo:rsid="00cc644f" style:font-weight-asian="normal" style:font-weight-complex="normal"/>
    </style:style>
    <style:style style:name="T163" style:family="text">
      <style:text-properties fo:font-weight="normal" officeooo:rsid="00cd2f51" style:font-weight-asian="normal" style:font-weight-complex="normal"/>
    </style:style>
    <style:style style:name="T164" style:family="text">
      <style:text-properties fo:font-weight="normal" officeooo:rsid="00cdb03f" style:font-weight-asian="normal" style:font-weight-complex="normal"/>
    </style:style>
    <style:style style:name="T165" style:family="text">
      <style:text-properties fo:font-weight="normal" officeooo:rsid="00ce44f3" style:font-weight-asian="normal" style:font-weight-complex="normal"/>
    </style:style>
    <style:style style:name="T166" style:family="text">
      <style:text-properties fo:font-weight="normal" officeooo:rsid="00cf0b1b" style:font-weight-asian="normal" style:font-weight-complex="normal"/>
    </style:style>
    <style:style style:name="T167" style:family="text">
      <style:text-properties fo:font-weight="normal" officeooo:rsid="00d01e5c" style:font-weight-asian="normal" style:font-weight-complex="normal"/>
    </style:style>
    <style:style style:name="T168" style:family="text">
      <style:text-properties fo:font-weight="normal" officeooo:rsid="00d0d328" style:font-weight-asian="normal" style:font-weight-complex="normal"/>
    </style:style>
    <style:style style:name="T169" style:family="text">
      <style:text-properties fo:font-weight="normal" officeooo:rsid="00d23ef3" style:font-weight-asian="normal" style:font-weight-complex="normal"/>
    </style:style>
    <style:style style:name="T170" style:family="text">
      <style:text-properties fo:font-weight="normal" officeooo:rsid="00d4c5a4" style:font-weight-asian="normal" style:font-weight-complex="normal"/>
    </style:style>
    <style:style style:name="T171" style:family="text">
      <style:text-properties fo:font-weight="normal" officeooo:rsid="00d6181f" style:font-weight-asian="normal" style:font-weight-complex="normal"/>
    </style:style>
    <style:style style:name="T172" style:family="text">
      <style:text-properties fo:font-weight="normal" officeooo:rsid="00d83a6d" style:font-weight-asian="normal" style:font-weight-complex="normal"/>
    </style:style>
    <style:style style:name="T173" style:family="text">
      <style:text-properties fo:font-weight="normal" officeooo:rsid="00d3b3a2" style:font-weight-asian="normal" style:font-weight-complex="normal"/>
    </style:style>
    <style:style style:name="T174" style:family="text">
      <style:text-properties fo:font-weight="normal" officeooo:rsid="010cfa00" style:font-weight-asian="normal" style:font-weight-complex="normal"/>
    </style:style>
    <style:style style:name="T175" style:family="text">
      <style:text-properties fo:font-weight="normal" officeooo:rsid="010da437" style:font-weight-asian="normal" style:font-weight-complex="normal"/>
    </style:style>
    <style:style style:name="T176" style:family="text">
      <style:text-properties fo:font-weight="normal" officeooo:rsid="010eabc2" style:font-weight-asian="normal" style:font-weight-complex="normal"/>
    </style:style>
    <style:style style:name="T177" style:family="text">
      <style:text-properties fo:font-weight="normal" officeooo:rsid="010f33c5" style:font-weight-asian="normal" style:font-weight-complex="normal"/>
    </style:style>
    <style:style style:name="T178" style:family="text">
      <style:text-properties fo:font-weight="normal" officeooo:rsid="01107fc5" style:font-weight-asian="normal" style:font-weight-complex="normal"/>
    </style:style>
    <style:style style:name="T179" style:family="text">
      <style:text-properties fo:font-weight="normal" officeooo:rsid="0110d863" style:font-weight-asian="normal" style:font-weight-complex="normal"/>
    </style:style>
    <style:style style:name="T180" style:family="text">
      <style:text-properties fo:font-weight="normal" officeooo:rsid="0111b834" style:font-weight-asian="normal" style:font-weight-complex="normal"/>
    </style:style>
    <style:style style:name="T181" style:family="text">
      <style:text-properties fo:font-weight="normal" officeooo:rsid="0116b72a" style:font-weight-asian="normal" style:font-weight-complex="normal"/>
    </style:style>
    <style:style style:name="T182" style:family="text">
      <style:text-properties fo:font-weight="normal" officeooo:rsid="00fd64d5" style:font-weight-asian="normal" style:font-weight-complex="normal"/>
    </style:style>
    <style:style style:name="T183" style:family="text">
      <style:text-properties fo:font-weight="normal" officeooo:rsid="01135d45" style:font-weight-asian="normal" style:font-weight-complex="normal"/>
    </style:style>
    <style:style style:name="T184" style:family="text">
      <style:text-properties fo:font-weight="normal" officeooo:rsid="00fb249d" style:font-weight-asian="normal" style:font-weight-complex="normal"/>
    </style:style>
    <style:style style:name="T185" style:family="text">
      <style:text-properties fo:font-weight="normal" officeooo:rsid="0101269a" style:font-weight-asian="normal" style:font-weight-complex="normal"/>
    </style:style>
    <style:style style:name="T186" style:family="text">
      <style:text-properties fo:font-weight="normal" officeooo:rsid="00ffe517" style:font-weight-asian="normal" style:font-weight-complex="normal"/>
    </style:style>
    <style:style style:name="T187" style:family="text">
      <style:text-properties fo:font-weight="normal" officeooo:rsid="01180a29" style:font-weight-asian="normal" style:font-weight-complex="normal"/>
    </style:style>
    <style:style style:name="T188" style:family="text">
      <style:text-properties fo:font-weight="normal" officeooo:rsid="005e0c11" style:font-weight-asian="normal" style:font-weight-complex="normal"/>
    </style:style>
    <style:style style:name="T189" style:family="text">
      <style:text-properties fo:font-weight="normal" officeooo:rsid="012225ee" style:font-weight-asian="normal" style:font-weight-complex="normal"/>
    </style:style>
    <style:style style:name="T190" style:family="text">
      <style:text-properties fo:font-weight="normal" officeooo:rsid="012ac69c" style:font-weight-asian="normal" style:font-weight-complex="normal"/>
    </style:style>
    <style:style style:name="T191" style:family="text">
      <style:text-properties fo:font-weight="normal" officeooo:rsid="012b312d" style:font-weight-asian="normal" style:font-weight-complex="normal"/>
    </style:style>
    <style:style style:name="T192" style:family="text">
      <style:text-properties fo:font-weight="normal" officeooo:rsid="01354b36" style:font-weight-asian="normal" style:font-weight-complex="normal"/>
    </style:style>
    <style:style style:name="T193" style:family="text">
      <style:text-properties fo:font-weight="normal" officeooo:rsid="01359de2" style:font-weight-asian="normal" style:font-weight-complex="normal"/>
    </style:style>
    <style:style style:name="T194" style:family="text">
      <style:text-properties fo:font-weight="normal" officeooo:rsid="0136232c" style:font-weight-asian="normal" style:font-weight-complex="normal"/>
    </style:style>
    <style:style style:name="T195" style:family="text">
      <style:text-properties fo:font-weight="normal" officeooo:rsid="01363352" style:font-weight-asian="normal" style:font-weight-complex="normal"/>
    </style:style>
    <style:style style:name="T196" style:family="text">
      <style:text-properties fo:font-weight="normal" officeooo:rsid="013769be" style:font-weight-asian="normal" style:font-weight-complex="normal"/>
    </style:style>
    <style:style style:name="T197" style:family="text">
      <style:text-properties fo:font-weight="normal" officeooo:rsid="0138a163" style:font-weight-asian="normal" style:font-weight-complex="normal"/>
    </style:style>
    <style:style style:name="T198" style:family="text">
      <style:text-properties fo:font-weight="normal" officeooo:rsid="0139f644" style:font-weight-asian="normal" style:font-weight-complex="normal"/>
    </style:style>
    <style:style style:name="T199" style:family="text">
      <style:text-properties fo:font-weight="normal" officeooo:rsid="013ca799" style:font-weight-asian="normal" style:font-weight-complex="normal"/>
    </style:style>
    <style:style style:name="T200" style:family="text">
      <style:text-properties fo:font-weight="normal" officeooo:rsid="01911499" style:font-weight-asian="normal" style:font-weight-complex="normal"/>
    </style:style>
    <style:style style:name="T201" style:family="text">
      <style:text-properties fo:font-weight="bold" style:font-weight-asian="bold" style:font-weight-complex="bold"/>
    </style:style>
    <style:style style:name="T202" style:family="text">
      <style:text-properties fo:font-weight="bold" officeooo:rsid="00315c25" style:font-weight-asian="bold" style:font-weight-complex="bold"/>
    </style:style>
    <style:style style:name="T203" style:family="text">
      <style:text-properties fo:font-weight="bold" officeooo:rsid="00343467" style:font-weight-asian="bold" style:font-weight-complex="bold"/>
    </style:style>
    <style:style style:name="T204" style:family="text">
      <style:text-properties fo:font-weight="bold" officeooo:rsid="0036dd21" style:font-weight-asian="bold" style:font-weight-complex="bold"/>
    </style:style>
    <style:style style:name="T205" style:family="text">
      <style:text-properties fo:font-weight="bold" officeooo:rsid="003830e6" style:font-weight-asian="bold" style:font-weight-complex="bold"/>
    </style:style>
    <style:style style:name="T206" style:family="text">
      <style:text-properties fo:font-weight="bold" officeooo:rsid="006a6a6b" style:font-weight-asian="bold" style:font-weight-complex="bold"/>
    </style:style>
    <style:style style:name="T207" style:family="text">
      <style:text-properties fo:font-weight="bold" officeooo:rsid="006fd981" style:font-weight-asian="bold" style:font-weight-complex="bold"/>
    </style:style>
    <style:style style:name="T208" style:family="text">
      <style:text-properties fo:font-weight="bold" officeooo:rsid="00808e05" style:font-weight-asian="bold" style:font-weight-complex="bold"/>
    </style:style>
    <style:style style:name="T209" style:family="text">
      <style:text-properties fo:font-weight="bold" officeooo:rsid="002e24f5" style:font-weight-asian="bold" style:font-weight-complex="bold"/>
    </style:style>
    <style:style style:name="T210" style:family="text">
      <style:text-properties fo:font-weight="bold" officeooo:rsid="00c17781" style:font-weight-asian="bold" style:font-weight-complex="bold"/>
    </style:style>
    <style:style style:name="T211" style:family="text">
      <style:text-properties fo:font-weight="bold" officeooo:rsid="00c3458f" style:font-weight-asian="bold" style:font-weight-complex="bold"/>
    </style:style>
    <style:style style:name="T212" style:family="text">
      <style:text-properties fo:font-weight="bold" officeooo:rsid="005cca13" style:font-weight-asian="bold" style:font-weight-complex="bold"/>
    </style:style>
    <style:style style:name="T213" style:family="text">
      <style:text-properties fo:font-weight="bold" officeooo:rsid="00fb249d" style:font-weight-asian="bold" style:font-weight-complex="bold"/>
    </style:style>
    <style:style style:name="T214" style:family="text">
      <style:text-properties fo:font-weight="bold" officeooo:rsid="0081d320" style:font-weight-asian="bold" style:font-weight-complex="bold"/>
    </style:style>
    <style:style style:name="T215" style:family="text">
      <style:text-properties fo:font-weight="bold" officeooo:rsid="0197f20b" style:font-weight-asian="bold" style:font-weight-complex="bold"/>
    </style:style>
    <style:style style:name="T216" style:family="text">
      <style:text-properties officeooo:rsid="0036dd21"/>
    </style:style>
    <style:style style:name="T217" style:family="text">
      <style:text-properties officeooo:rsid="003801dd"/>
    </style:style>
    <style:style style:name="T218" style:family="text">
      <style:text-properties officeooo:rsid="00180a85"/>
    </style:style>
    <style:style style:name="T219" style:family="text">
      <style:text-properties officeooo:rsid="003a6a40"/>
    </style:style>
    <style:style style:name="T220" style:family="text">
      <style:text-properties officeooo:rsid="003acbbc"/>
    </style:style>
    <style:style style:name="T221"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22"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23"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24"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25"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26"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27"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28"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29"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30"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31"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32"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33"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34" style:family="text">
      <style:text-properties officeooo:rsid="006266f8"/>
    </style:style>
    <style:style style:name="T235" style:family="text">
      <style:text-properties officeooo:rsid="0066277d"/>
    </style:style>
    <style:style style:name="T236" style:family="text">
      <style:text-properties officeooo:rsid="006a6a6b"/>
    </style:style>
    <style:style style:name="T237" style:family="text">
      <style:text-properties officeooo:rsid="006f8f47"/>
    </style:style>
    <style:style style:name="T238" style:family="text">
      <style:text-properties officeooo:rsid="002463f2"/>
    </style:style>
    <style:style style:name="T239" style:family="text">
      <style:text-properties officeooo:rsid="006fd981"/>
    </style:style>
    <style:style style:name="T240" style:family="text">
      <style:text-properties officeooo:rsid="0070273c"/>
    </style:style>
    <style:style style:name="T241" style:family="text">
      <style:text-properties fo:language="pl" fo:country="PL" fo:font-weight="normal" officeooo:rsid="00717f59" style:font-weight-asian="normal" style:font-weight-complex="normal"/>
    </style:style>
    <style:style style:name="T242" style:family="text">
      <style:text-properties fo:language="pl" fo:country="PL" fo:font-weight="normal" officeooo:rsid="007eff65" style:font-weight-asian="normal" style:font-weight-complex="normal"/>
    </style:style>
    <style:style style:name="T243" style:family="text">
      <style:text-properties fo:language="pl" fo:country="PL" fo:font-weight="normal" officeooo:rsid="0073e8b2" style:font-weight-asian="normal" style:font-weight-complex="normal"/>
    </style:style>
    <style:style style:name="T244" style:family="text">
      <style:text-properties officeooo:rsid="00727627"/>
    </style:style>
    <style:style style:name="T245" style:family="text">
      <style:text-properties officeooo:rsid="00733c5f"/>
    </style:style>
    <style:style style:name="T246" style:family="text">
      <style:text-properties officeooo:rsid="007df5d6"/>
    </style:style>
    <style:style style:name="T247" style:family="text">
      <style:text-properties officeooo:rsid="008e37d5"/>
    </style:style>
    <style:style style:name="T248" style:family="text">
      <style:text-properties officeooo:rsid="0093df2c"/>
    </style:style>
    <style:style style:name="T249" style:family="text">
      <style:text-properties officeooo:rsid="00970740"/>
    </style:style>
    <style:style style:name="T250" style:family="text">
      <style:text-properties officeooo:rsid="009df2ac"/>
    </style:style>
    <style:style style:name="T251" style:family="text">
      <style:text-properties officeooo:rsid="009e8678"/>
    </style:style>
    <style:style style:name="T252" style:family="text">
      <style:text-properties officeooo:rsid="00a6e47d"/>
    </style:style>
    <style:style style:name="T253" style:family="text">
      <style:text-properties style:font-weight-asian="normal" style:font-weight-complex="normal"/>
    </style:style>
    <style:style style:name="T254" style:family="text">
      <style:text-properties officeooo:rsid="00b09bdd" style:font-weight-asian="normal" style:font-weight-complex="normal"/>
    </style:style>
    <style:style style:name="T255" style:family="text">
      <style:text-properties officeooo:rsid="00dc2895" style:font-weight-asian="normal" style:font-weight-complex="normal"/>
    </style:style>
    <style:style style:name="T256" style:family="text">
      <style:text-properties officeooo:rsid="00ddc396" style:font-weight-asian="normal" style:font-weight-complex="normal"/>
    </style:style>
    <style:style style:name="T257" style:family="text">
      <style:text-properties officeooo:rsid="00f21ffb" style:font-weight-asian="normal" style:font-weight-complex="normal"/>
    </style:style>
    <style:style style:name="T258" style:family="text">
      <style:text-properties officeooo:rsid="00f3481f" style:font-weight-asian="normal" style:font-weight-complex="normal"/>
    </style:style>
    <style:style style:name="T259" style:family="text">
      <style:text-properties officeooo:rsid="00f4426d" style:font-weight-asian="normal" style:font-weight-complex="normal"/>
    </style:style>
    <style:style style:name="T260" style:family="text">
      <style:text-properties officeooo:rsid="00f63938" style:font-weight-asian="normal" style:font-weight-complex="normal"/>
    </style:style>
    <style:style style:name="T261" style:family="text">
      <style:text-properties officeooo:rsid="00f7cb0b" style:font-weight-asian="normal" style:font-weight-complex="normal"/>
    </style:style>
    <style:style style:name="T262" style:family="text">
      <style:text-properties officeooo:rsid="00f95081" style:font-weight-asian="normal" style:font-weight-complex="normal"/>
    </style:style>
    <style:style style:name="T263" style:family="text">
      <style:text-properties officeooo:rsid="00f96d70" style:font-weight-asian="normal" style:font-weight-complex="normal"/>
    </style:style>
    <style:style style:name="T264" style:family="text">
      <style:text-properties officeooo:rsid="00b26db9"/>
    </style:style>
    <style:style style:name="T265" style:family="text">
      <style:text-properties officeooo:rsid="00717f59"/>
    </style:style>
    <style:style style:name="T266" style:family="text">
      <style:text-properties officeooo:rsid="00b3e4a4"/>
    </style:style>
    <style:style style:name="T267" style:family="text">
      <style:text-properties officeooo:rsid="00b5e49c"/>
    </style:style>
    <style:style style:name="T268" style:family="text">
      <style:text-properties officeooo:rsid="00b72227"/>
    </style:style>
    <style:style style:name="T269" style:family="text">
      <style:text-properties officeooo:rsid="00b90041"/>
    </style:style>
    <style:style style:name="T270" style:family="text">
      <style:text-properties officeooo:rsid="00c17781"/>
    </style:style>
    <style:style style:name="T271" style:family="text">
      <style:text-properties officeooo:rsid="00c4263e"/>
    </style:style>
    <style:style style:name="T272" style:family="text">
      <style:text-properties officeooo:rsid="00c4e407"/>
    </style:style>
    <style:style style:name="T273" style:family="text">
      <style:text-properties officeooo:rsid="00ac3b71"/>
    </style:style>
    <style:style style:name="T274" style:family="text">
      <style:text-properties officeooo:rsid="00b09bdd"/>
    </style:style>
    <style:style style:name="T275" style:family="text">
      <style:text-properties officeooo:rsid="00da6769"/>
    </style:style>
    <style:style style:name="T276" style:family="text">
      <style:text-properties officeooo:rsid="00df70e6"/>
    </style:style>
    <style:style style:name="T277" style:family="text">
      <style:text-properties officeooo:rsid="00e15ff9"/>
    </style:style>
    <style:style style:name="T278" style:family="text">
      <style:text-properties officeooo:rsid="00e37c70"/>
    </style:style>
    <style:style style:name="T279" style:family="text">
      <style:text-properties officeooo:rsid="00ea245c"/>
    </style:style>
    <style:style style:name="T280" style:family="text">
      <style:text-properties officeooo:rsid="00f95081"/>
    </style:style>
    <style:style style:name="T281" style:family="text">
      <style:text-properties officeooo:rsid="00f96d70"/>
    </style:style>
    <style:style style:name="T282" style:family="text">
      <style:text-properties officeooo:rsid="00f9ebda"/>
    </style:style>
    <style:style style:name="T283" style:family="text">
      <style:text-properties officeooo:rsid="00fb249d"/>
    </style:style>
    <style:style style:name="T284" style:family="text">
      <style:text-properties officeooo:rsid="010cd64c"/>
    </style:style>
    <style:style style:name="T285" style:family="text">
      <style:text-properties officeooo:rsid="0118fb02"/>
    </style:style>
    <style:style style:name="T286" style:family="text">
      <style:text-properties officeooo:rsid="011b2a24"/>
    </style:style>
    <style:style style:name="T287" style:family="text">
      <style:text-properties officeooo:rsid="011cbb1d"/>
    </style:style>
    <style:style style:name="T288" style:family="text">
      <style:text-properties officeooo:rsid="01202206"/>
    </style:style>
    <style:style style:name="T289" style:family="text">
      <style:text-properties officeooo:rsid="012225ee"/>
    </style:style>
    <style:style style:name="T290" style:family="text">
      <style:text-properties officeooo:rsid="01354b36"/>
    </style:style>
    <style:style style:name="T291" style:family="text">
      <style:text-properties officeooo:rsid="0156b6ec"/>
    </style:style>
    <style:style style:name="T292" style:family="text">
      <style:text-properties officeooo:rsid="015f8ca0"/>
    </style:style>
    <style:style style:name="T293" style:family="text">
      <style:text-properties officeooo:rsid="0166faac"/>
    </style:style>
    <style:style style:name="T294" style:family="text">
      <style:text-properties officeooo:rsid="01774b1a"/>
    </style:style>
    <style:style style:name="T295" style:family="text">
      <style:text-properties officeooo:rsid="01786061"/>
    </style:style>
    <style:style style:name="T296" style:family="text">
      <style:text-properties officeooo:rsid="017aeaa4"/>
    </style:style>
    <style:style style:name="T297" style:family="text">
      <style:text-properties officeooo:rsid="017f837f"/>
    </style:style>
    <style:style style:name="T298" style:family="text">
      <style:text-properties officeooo:rsid="0180a2c6"/>
    </style:style>
    <style:style style:name="T299" style:family="text">
      <style:text-properties officeooo:rsid="018584ff"/>
    </style:style>
    <style:style style:name="T300" style:family="text">
      <style:text-properties officeooo:rsid="0185d44b"/>
    </style:style>
    <style:style style:name="T301" style:family="text">
      <style:text-properties officeooo:rsid="0186adfa"/>
    </style:style>
    <style:style style:name="T302" style:family="text">
      <style:text-properties officeooo:rsid="01889c90"/>
    </style:style>
    <style:style style:name="T303" style:family="text">
      <style:text-properties officeooo:rsid="01893a5b"/>
    </style:style>
    <style:style style:name="T304" style:family="text">
      <style:text-properties officeooo:rsid="0193139f"/>
    </style:style>
    <style:style style:name="T305" style:family="text">
      <style:text-properties officeooo:rsid="0197f20b"/>
    </style:style>
    <style:style style:name="T306" style:family="text">
      <style:text-properties officeooo:rsid="019e5f72"/>
    </style:style>
    <style:style style:name="T307" style:family="text">
      <style:text-properties officeooo:rsid="019f0789"/>
    </style:style>
    <style:style style:name="T308" style:family="text">
      <style:text-properties officeooo:rsid="019fd987"/>
    </style:style>
    <style:style style:name="T309" style:family="text">
      <style:text-properties officeooo:rsid="01a07a12"/>
    </style:style>
    <style:style style:name="T310" style:family="text">
      <style:text-properties officeooo:rsid="01a09666"/>
    </style:style>
    <style:style style:name="T311" style:family="text">
      <style:text-properties officeooo:rsid="01a272ce"/>
    </style:style>
    <style:style style:name="T312" style:family="text">
      <style:text-properties officeooo:rsid="01a5ddaa"/>
    </style:style>
    <style:style style:name="T313" style:family="text">
      <style:text-properties officeooo:rsid="01ac4409"/>
    </style:style>
    <style:style style:name="T314" style:family="text">
      <style:text-properties officeooo:rsid="01accec2"/>
    </style:style>
    <style:style style:name="T315" style:family="text">
      <style:text-properties officeooo:rsid="01b4d98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prowadzenie</text:p>
      <text:p text:style-name="P72"><text:span text:style-name="T286">Technologia satelitarna</text:span> stał<text:span text:style-name="T286">a</text:span> się<text:span text:style-name="T269"> podstawą dla funkcjonowania wielu pochodnych </text:span>narzędzi wykorzystywany<text:span text:style-name="T269">ch</text:span> w <text:span text:style-name="T297">szerokim spektrum dziedzin współczesnego </text:span>życi<text:span text:style-name="T239">a</text:span>. Ich <text:span text:style-name="T235">praca</text:span> <text:span text:style-name="T239">w natychmiastowy sposób </text:span>znalazł<text:span text:style-name="T235">a</text:span> zastosowanie przy <text:span text:style-name="T239">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39">j</text:span>i <text:span text:style-name="T240">oraz stworzenie systemów nawigacji satelitarnej, z której korzystają dzisiaj miliony ludzi na całym świecie. </text:span><text:span text:style-name="Citation"><text:span text:style-name="T75">W życiu codziennym ludzie używają słowa „satelita” w </text:span></text:span><text:span text:style-name="Citation"><text:span text:style-name="T107">znaczeniu potocznym, czyli w</text:span></text:span><text:span text:style-name="Citation"><text:span text:style-name="T75"> odniesieniu do satelity sztucznego stworzonego przez człowieka</text:span></text:span><text:span text:style-name="Citation"><text:span text:style-name="T218">, </text:span></text:span><text:span text:style-name="Citation"><text:span text:style-name="T75">który służy do przesyłania sygnału </text:span></text:span><text:span text:style-name="Citation"><text:span text:style-name="T74">telewizyjnego lub</text:span></text:span><text:span text:style-name="Citation"><text:span text:style-name="T75"> nawigacyjnego GPS, robi zdjęcia </text:span></text:span><text:span text:style-name="Citation"><text:span text:style-name="T74">Ziemi i umożliwia komunikację telefoniczną. </text:span></text:span><text:span text:style-name="Citation"><text:span text:style-name="T107">W sensie ścisłym jest to dowolny obiekt poruszający się wokół innego obiektu w przestrzeni kosmicznej </text:span></text:span><text:span text:style-name="Citation"><text:span text:style-name="T118">[2]</text:span></text:span><text:span text:style-name="Citation"><text:span text:style-name="T107">.</text:span></text:span></text:p>
      <text:p text:style-name="P73"><text:span text:style-name="Citation"><text:span text:style-name="T85">Temat </text:span></text:span><text:span text:style-name="Citation"><text:span text:style-name="T88">ogólnie </text:span></text:span><text:span text:style-name="Citation"><text:span text:style-name="T85">związany z technologią satelitarną jest bardzo szeroki. </text:span></text:span><text:span text:style-name="Citation"><text:span text:style-name="T86">D</text:span></text:span><text:span text:style-name="Citation"><text:span text:style-name="T85">okonując przeglądu dostępnej literatury i materiałów z tego zakresu można szybko dostrzec, że dotyczy on szerokiego spektrum </text:span></text:span><text:span text:style-name="Citation"><text:span text:style-name="T86">przeplatających się dziedzin nauki i techniki </text:span></text:span><text:span text:style-name="Citation"><text:span text:style-name="T85">takich jak</text:span></text:span><text:span text:style-name="Citation"><text:span text:style-name="T86"> astrologia</text:span></text:span><text:span text:style-name="Citation"><text:span text:style-name="T85">, </text:span></text:span><text:span text:style-name="Citation"><text:span text:style-name="T86">różne płaszczyzny </text:span></text:span><text:span text:style-name="Citation"><text:span text:style-name="T85">informatyki, </text:span></text:span><text:span text:style-name="Citation"><text:span text:style-name="T86">elektronika, </text:span></text:span><text:span text:style-name="Citation"><text:span text:style-name="T85">fizyk</text:span></text:span><text:span text:style-name="Citation"><text:span text:style-name="T86">a,</text:span></text:span><text:span text:style-name="Citation"><text:span text:style-name="T85"> </text:span></text:span><text:span text:style-name="Citation"><text:span text:style-name="T86">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87">Obecność satelitów (lub ogólnie obecność człowieka) w kosmosie stanowi bardzo krótki okres. </text:span></text:span><text:span text:style-name="Citation"><text:span text:style-name="T88">Z</text:span></text:span><text:span text:style-name="Citation"><text:span text:style-name="T87">agadnienie to, wraz z eksploracją kosmosu jest i z pewnością w najbliższej przyszłości będzie jednym z najbardziej </text:span></text:span><text:span text:style-name="Citation"><text:span text:style-name="T88">eksploatowanych dziedzin nauki i </text:span></text:span><text:span text:style-name="Citation"><text:span text:style-name="T87">odkryć.</text:span></text:span></text:p>
      <text:p text:style-name="P74"><text:span text:style-name="Citation"><text:span text:style-name="T82">Celem niniejszej pracy jest przedstawienie problemu harmonogramowania obserwacji satelitarnych wraz z informacjami potrzebnymi do kompleksowego zrozumienia tego zagadnienia, a także zaprezentowanie modelu </text:span></text:span><text:span text:style-name="Citation"><text:span text:style-name="T85">DPL </text:span></text:span><text:span text:style-name="Citation"><text:span text:style-name="T82">pozwalającego na rozwiązywanie tego problemu za pomocą narzędzi informatycznych. Ponadto intencją jest dokonanie analizy zaproponowanego rozwiązania i badań polegających na porównaniu uzyskanych wyników i wniosków.</text:span></text:span></text:p>
      <text:p text:style-name="P18"><text:span text:style-name="T269">Struktura</text:span> pracy</text:p>
      <text:p text:style-name="P18">&lt;#&gt;tutaj w punktach<text:span text:style-name="T283">&lt;/#&gt;</text:span></text:p>
      <text:p text:style-name="P19">1. Informacje ogólne</text:p>
      <text:p text:style-name="P83">W tym rozdziale umieszczono ogólne ramy teoretyczne potrzebne do konceptualnego zrozumienia problemu harmonogramowania obserwacji satelitarnych. Zawarto w nim <text:span text:style-name="T267">wybrane elementy historii</text:span> <text:span text:style-name="T266">obecności sztucznych satelitów w przestrzeni kosmicznej i </text:span>podstawowe informacje dotyczące<text:span text:style-name="T266"> operujących na różnych orbitach Ziemi </text:span>satelitów. <text:span text:style-name="T268">Opisano także najważniejsze przykłady</text:span> <text:span text:style-name="T268">technologii bazujących na danych i komunikacji z satelitami oraz przykłady </text:span>praktyczn<text:span text:style-name="T268">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79">W pracy przyjęto następ<text:span text:style-name="T120">u</text:span>jące definicje kluczowych pojęć:</text:p>
      <text:p text:style-name="P112"><text:soft-page-break/><text:span text:style-name="T124">- harmonogramowanie – </text:span><text:span text:style-name="T202">[1]</text:span><text:span text:style-name="T125"> planowanie prac poprzez przydzielanie zasobów pracy do zadań oraz ustalenie rozkładu tych zadań w czasie</text:span></text:p>
      <text:p text:style-name="P79">- satelita <text:span text:style-name="T122">obserwacyjny </text:span><text:span text:style-name="T204">[3]</text:span><text:span text:style-name="T216"> – urządzenie umieszczone na orbicie Ziemi, którego zadaniem jest detekcja i pozyskanie danych dotyczących określonych obszarów na powierzchni planety zgodnie z potrzebami, a także dostarczenie tych danych do stacji naziemnej.</text:span></text:p>
      <text:p text:style-name="P84"><text:span text:style-name="T201">- </text:span><text:span text:style-name="T270">nadir</text:span><text:span text:style-name="T210"> </text:span><text:span text:style-name="T201">-</text:span> <text:span text:style-name="T252">punkt przecięcia powierzchni Ziemi z odcinkiem łączącym środek planety i satelity [13].</text:span></text:p>
      <text:p text:style-name="P79">- zadanie obserwacyjne <text:span text:style-name="T121">(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79">- <text:span text:style-name="T121">awaryjne zadanie obserwacyjne – szczególny typ zadania obserwacyjnego, który wymaga jego jak najszybszego wykonania. &lt;#&gt;</text:span><text:span text:style-name="T209">Priorytet takiego zadania</text:span><text:span text:style-name="T213">&lt;/#&gt;</text:span></text:p>
      <text:p text:style-name="P79">- okno czasowe – <text:span text:style-name="T219">przedział czasu (koszt czasowy) potrzebny na wykonanie danego zadania obserwacyjnego lub komunikację z daną stacją</text:span></text:p>
      <text:p text:style-name="P79">- <text:span text:style-name="T217">stacja TTC&amp;M (ang. tracking, telemetry, command and monitoring) – </text:span><text:span text:style-name="T205">[4] </text:span><text:span text:style-name="T219">umożliwia wszelką komunikację z satelitą w celu wymiany danych, jej zarządzania, kontroli i sterowania</text:span></text:p>
      <text:p text:style-name="P79">- <text:span text:style-name="T121">stacja kontrolna - rodzaj stacji TTC&amp;M, którego zadaniem jest przesyłanie danych dotyczących zarządzania satelitami</text:span></text:p>
      <text:p text:style-name="P79">- <text:span text:style-name="T121">stacja naziemna - rodzaj stacji TTC&amp;M, którego zadaniem jest odbiór danych zgromadzonych w pamięci komputera satelit</text:span></text:p>
      <text:p text:style-name="P79">- model DPL – <text:span text:style-name="T220">(reprezentacja rozwiązania problemu) – uogólniony, deklaratywny opis rozwiązania danego problemu, zapisany w formie faktów i reguł, niezależna od konkretnej postaci (instancji) problemu. #TODO rozpisać w innym rozdziale na temat ASP</text:span></text:p>
      <text:p text:style-name="P79">- <text:span text:style-name="T119">instancja problemu – konkretna, rzeczywista postać danego problemu pozwalająca na analizę w celu znalezienia rozwiązania</text:span></text:p>
      <text:p text:style-name="P20">1.1. <text:span text:style-name="T271">Historia obserwacji satelitarnych</text:span></text:p>
      <text:p text:style-name="P114"><text:span text:style-name="T126">Historia obserwacji satelitarnych, a w zasadzie obecności stworzonych przez człowieka satelitów na orbicie Ziemi zaczęła się w roku 1957 w Związku Radzieckim, gdzie dokonano udanego </text:span><text:span text:style-name="T166">wystrzału </text:span><text:span text:style-name="T126">satelity noszącego nazwę </text:span><text:span text:style-name="T169">SPUTNIK</text:span><text:span text:style-name="T126"> 1 na orbi</text:span><text:span text:style-name="T166">tę</text:span><text:span text:style-name="T126"> Ziemi. Były to czasy tzw. wyścigu o kosmos, - rywalizacj</text:span><text:span text:style-name="T166">i</text:span><text:span text:style-name="T126"> USA i ZSRR na płaszczyźnie militarno-gospodarcz</text:span><text:span text:style-name="T166">o-</text:span><text:span text:style-name="T126">naukow</text:span><text:span text:style-name="T166">ej</text:span><text:span text:style-name="T126"> w podboju przestrzeni kosmicznej </text:span><text:span text:style-name="T151">będąc</text:span><text:span text:style-name="T166">ą</text:span><text:span text:style-name="T151"> elementem zimnej wojny, </text:span><text:span text:style-name="T166">którego elementem był pierwszy sztuczny satelita</text:span><text:span text:style-name="T151"> [13]</text:span><text:span text:style-name="T126">. </text:span><text:span text:style-name="T152">Kolejnym ważnym punktem w historii było utworzenie rok później w USA agencji kosmicznej NASA (National Aeronautics and Space Administration), </text:span><text:span text:style-name="T153">dysponującej zasobami umożliwiającymi prowadzenie działań w </text:span><text:span text:style-name="T152">obszarze lotów kosmicznych [13]. </text:span><text:span text:style-name="T166">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67">promieniowania Van Allena [13]. </text:span><text:span text:style-name="T152">Późniejsze </text:span><text:span text:style-name="T126">próby </text:span><text:span text:style-name="T152">uruchamiania</text:span><text:span text:style-name="T126"> coraz bardziej zaawansowanych satelitów sztucznych na orbicie planety odzwierciedlają potrzeby ludzkości, na zaspokojenie których odpowiedzi</text:span><text:span text:style-name="T152">ała</text:span><text:span text:style-name="T126"> inżynieria i technologia kosmiczna, </text:span><text:span text:style-name="T153">gdzie</text:span><text:span text:style-name="T126"> coraz większą rolę odgrywały komputery o coraz większej mocy </text:span><text:soft-page-break/><text:span text:style-name="T126">obliczeniowej i efektywności. </text:span><text:span text:style-name="T134">Przez lata zastosowanie łączności satelitarnej było jedynym sposobem zapewnienia komunikacji między kontynentami Ziemi. </text:span><text:span text:style-name="T155">Operujące satelity zapewniające komunikacje to</text:span><text:span text:style-name="T134"> </text:span><text:span text:style-name="T155">na przykład: </text:span><text:span text:style-name="T154">Telstar, Syncom, Molniya, </text:span><text:span text:style-name="T155">czy</text:span><text:span text:style-name="T154"> </text:span><text:span text:style-name="T155">seria INTELSAT</text:span><text:span text:style-name="T134">. Umieszczenie kabli podmorskich o dużej przepustowości przejęło jednak to zadanie w ostatnich latach [9]. </text:span><text:span text:style-name="T154">Początki telewizji satelitarnej w drugiej połowie XX w. były związane z uruchomieniem </text:span><text:span text:style-name="T155">kolejnych urządzeń: </text:span><text:span text:style-name="T156">satelity Westal i satelitów serii Eutelsat Hot Bird, które operują do dziś.</text:span><text:span text:style-name="T154"> </text:span><text:span text:style-name="T157">Następnym ważnym momentem w historii technologii kosmicznej był start satelity </text:span><text:span text:style-name="T211">TIROS 1 </text:span><text:span text:style-name="T160">(Television Infrared Observational Satellite)</text:span><text:span text:style-name="T157">, był to satelita meteorologiczny rozpoczynający serię urządzeń </text:span><text:span text:style-name="T158">gromadzących dane i wykonujących fotografie naturalnych zjawisk atmosferycznych występujących na powierzchni Ziemi, które można było odtąd zobaczyć z </text:span><text:span text:style-name="T160">zewnątrz planety (z</text:span><text:span text:style-name="T158"> kosmosu</text:span><text:span text:style-name="T160">)</text:span><text:span text:style-name="T158"> </text:span><text:span text:style-name="T159">[13]</text:span><text:span text:style-name="T158">. </text:span><text:span text:style-name="T161">W późniejszym czasie doszło do startu ulepszonych satelitów pogodowych dysponujących coraz nowszymi technologiami i sensorami </text:span><text:span text:style-name="T162">(np. program Nimbus)</text:span><text:span text:style-name="T161">.</text:span></text:p>
      <text:p text:style-name="P55"><text:span text:style-name="T271">&lt;%&gt;</text:span>ilustracja TIROS1<text:span text:style-name="T283">&lt;/%</text:span>&gt;</text:p>
      <text:p text:style-name="P113"><text:span text:style-name="T162">Oczywistą możliwością wykorzystania satelitów obserwacyjnych stało się wtedy poszukiwanie złóż surowców </text:span><text:span text:style-name="T163">zarówno na lądzie, jak i pod powierzchnią mórz i oceanów</text:span><text:span text:style-name="T162">. </text:span><text:span text:style-name="T126">Kluczowymi </text:span><text:span text:style-name="T163">satelitami </text:span><text:span text:style-name="T126">służącymi przy wykonywani</text:span><text:span text:style-name="T163">u</text:span><text:span text:style-name="T126"> zadań obserwacyjnych Ziemi </text:span><text:span text:style-name="T163">min. w tym zakresie </text:span><text:span text:style-name="T126">do dziś są satelity serii „</text:span><text:span text:style-name="T129">Landsat”</text:span><text:span text:style-name="T126">, która to rozpoczęła się w roku 1972 uruchomieniem pierwszego satelity, pierwotnie pod nazwą „</text:span>Earth Resources Technology Satellite 1” <text:span text:style-name="T246">(w 1975 r. zmieniono na </text:span><text:span text:style-name="T129">Landsat</text:span><text:span text:style-name="T246"> 1, która wymownie podkreśla ogólne wykorzystanie w zakresie zdalnego obserwowania powierzchni Ziemi, niekoniecznie związane z poszukiwaniem i badaniem zasobów naturalnych)</text:span><text:span text:style-name="T128"> </text:span><text:span text:style-name="T206">[</text:span><text:span text:style-name="T207">10</text:span><text:span text:style-name="T206">]</text:span><text:span text:style-name="T130">. </text:span><text:span text:style-name="T164">Landsat dysponował </text:span><text:span text:style-name="T165">nowoczesnym skanerem multispektralnym zapewniającym bardzo dobrą jakość zdjęć z obserwacji [13]. </text:span><text:span text:style-name="T131">Seria </text:span><text:span text:style-name="T164">Landsat</text:span><text:span text:style-name="T131"> trwa do dziś, a dane i fotografie wykonane przez te satelity są ogólnodostępne. W </text:span><text:span text:style-name="T165">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24"><text:span text:style-name="T123">W późniejszym czasie zaczęto konstruować </text:span><text:span text:style-name="T167">inne </text:span><text:span text:style-name="T123">urządzenia </text:span><text:span text:style-name="T167">umożliwiające różne metody </text:span><text:span text:style-name="T123">eksploracj</text:span><text:span text:style-name="T167">i</text:span><text:span text:style-name="T123"> przestrzeni kosmicznej z orbit naszej planety. W tym obszarze </text:span><text:span text:style-name="T167">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68">i zjawisk w niej panujących niż byłoby to mozliwe z powierzchni Ziemi, z której obserwacje</text:span><text:span text:style-name="T167"> odległych </text:span><text:span text:style-name="T168">o miliardy lat świetlnych obiektów byłoby po prostu nieosiągalne [13].</text:span></text:p>
      <text:p text:style-name="P115"><text:span text:style-name="T168">J</text:span><text:span text:style-name="T173">ednym z ważniejszych osiągnięć ogólnie </text:span><text:span text:style-name="T172">w</text:span><text:span text:style-name="T173"> obszarze ek</text:span><text:span text:style-name="T172">s</text:span><text:span text:style-name="T173">ploracji kosmosu było także skonstruowanie Międzynarodowej Stacji Kosmicznej ISS (International Space Station) przy wspólnym udziale 1</text:span><text:span text:style-name="T170">7</text:span><text:span text:style-name="T173"> krajów </text:span><text:span text:style-name="T170">(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71">[13]</text:span><text:span text:style-name="T170">. </text:span><text:span text:style-name="T172">Obecnie szeroko rozumiane misje kosmiczne obejmują coraz większy zakres działań badawczych i sięgają w coraz bardziej oddalone od Ziemi miejsca w przestrzeni kosmicznej.</text:span></text:p>
      <text:p text:style-name="P45"><text:soft-page-break/><text:span text:style-name="T272">1.2. </text:span>Elementy i rodzaje orbit</text:p>
      <text:p text:style-name="P116"><text:span text:style-name="T208">Orbita</text:span><text:span text:style-name="T133"> wg </text:span><text:span text:style-name="T203">[2]</text:span><text:span text:style-name="T132"> </text:span><text:span text:style-name="T133">to</text:span><text:span text:style-name="T132"> „droga obiektu krążącego wokół przyciągającej go masy w przestrzeni, na przykład planety krążącej wokół Słońca lub satelity wokół planety”. </text:span><text:span text:style-name="T133">Orbity wykorzystywane przez satelity stworzone przez człowieka są także zwane orbitami keplerowskimi </text:span><text:span text:style-name="T135">(odniesienie do Jana Keplera)</text:span><text:span text:style-name="T133">, a określenie to dotyczy oddziaływania na siebie dwóch mas punktowych, do których dochodzi w efekcie przyciągania grawitacyjnego </text:span><text:span text:style-name="T134">[9].</text:span></text:p>
      <text:p text:style-name="P89"><text:span text:style-name="T214">Inklinacja</text:span><text:span text:style-name="T134"> </text:span><text:span text:style-name="T214">orbity</text:span><text:span text:style-name="T134"> to nachylenie jej płaszczyzny w stosunku do </text:span><text:span text:style-name="T284">badanej </text:span><text:span text:style-name="T134">płaszczyzny </text:span><text:span text:style-name="T251">masy wokół której orbituje. W przypadku satelity Ziemi kąt ten mierzony jest do płaszczyzny </text:span><text:span text:style-name="T134">równika.</text:span><text:span text:style-name="T250">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10"><text:span text:style-name="T134">O</text:span><text:span text:style-name="T123">rbity można sklasyfikować na wiele sposobów. </text:span><text:span text:style-name="T136">W zależności od przeznaczenia i wymagań dotyczących danego satelity jest on umieszczany na orbicie pozwalającej na wykonywanie przez niego oczekiwanych zadań (np. obserwacyjnych). Im </text:span><text:span text:style-name="T147">mniejsza</text:span><text:span text:style-name="T136">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37">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38">przyjmując za kryterium wysokość orbity na której operuje satelita</text:span><text:span text:style-name="T137"> można wyróżnić </text:span><text:span text:style-name="T138">4 podstawowe typy orbit:</text:span></text:p>
      <text:p text:style-name="P47">- orbita niska (LEO – Low Eart<text:span text:style-name="T247">h</text:span> Orbit)</text:p>
      <text:p text:style-name="P122"><text:span text:style-name="T138">S</text:span><text:span text:style-name="T123">atelita krążący na orbicie niskiej znajduje się na wysokości 160 km – 1600 km. </text:span><text:span text:style-name="T139">Taka odległość zapewnia wysoką rozdzielczość i łatwą komunikację ze stacją. Warto odnotować, iż wprowadzenie satelity na orbitę niską jest także technicznie łatwiejsze </text:span><text:span text:style-name="T140">(np. rakieta wymaga mniej paliwa), </text:span><text:span text:style-name="T142">jednak trzeba mieć na uwadze, że atmosfera znajdująca się na tych wysokościach może mieć negatywny wpływ na pracę operującego satelit</text:span><text:span text:style-name="T145">y</text:span><text:span text:style-name="T139">. </text:span><text:span text:style-name="T142">Okres obiegu satelity wprowadzonego na taką orbitę to około 100 minut [13].</text:span><text:span text:style-name="T139"> </text:span><text:span text:style-name="T140">Szczególnym, ważnym przypadkiem niskiej orbity jest orbita heliosynchroniczna </text:span><text:span text:style-name="T142">o odpowiedniej wysokości</text:span><text:span text:style-name="T140">, której zasadniczą zaletą, jest możliwość obserwacji dokładnie tego samego punktu na powierzchni planety o dokładnie tej samej porze dnia </text:span><text:span text:style-name="T142">(ten sam czas słoneczny)</text:span><text:span text:style-name="T140">. </text:span><text:span text:style-name="T141">Identyczne naświetlenie obszaru przez światło słoneczne pozwala na efektywne obserwacje terenu i zjawisk meteorologicznych. </text:span><text:span text:style-name="T145">Poza tym satelity funkcjonujące na orbitach niskich służą </text:span><text:span text:style-name="T146">głównie</text:span><text:span text:style-name="T145"> monitorowaniu zjawisk pogodowych, czy ogólnym obserwacjom </text:span><text:span text:style-name="T146">dla celów </text:span><text:span text:style-name="T145">naukowy</text:span><text:span text:style-name="T146">ch</text:span><text:span text:style-name="T142">[13]</text:span><text:span text:style-name="T141">.</text:span></text:p>
      <text:p text:style-name="P46">- orbita średnia (MEO – Medium Eart Orbit)</text:p>
      <text:p text:style-name="P123"><text:span text:style-name="T138">O</text:span><text:span text:style-name="T123">rbity średnie charakteryzują się wysokością w zakresie 1600 km – 19300 km, a <text:s/>okres obiegu satelity wprowadzonego na taką orbitę zmienia się w zależności od wysokości w zakresie od 100 minut do 12 godzin [13]. </text:span><text:span text:style-name="T143">Większa odległość satelity na orbicie średniej od obserwowanego obszaru </text:span><text:soft-page-break/><text:span text:style-name="T143">zapewnia dłuższe okno czasowe widoczności tego obszaru. Korzyścią jest </text:span><text:span text:style-name="T144">tutaj </text:span><text:span text:style-name="T143">również pomijalny wpływ atmosfery. </text:span><text:span text:style-name="T146">Satelity operujące na orbitach średnich dostarczają danych głównie dla systemów nawigacyjnych i telekomunikacyjnych.</text:span></text:p>
      <text:p text:style-name="P46">- orbita geosynchroniczna (GEO – Geosynchronous Eart Orbit)</text:p>
      <text:p text:style-name="P81">Przypadek orbity geosynchronicznej dla urządzenia satelitarnego zachodzi, gdy zostanie ono umieszczone na wysokości ~ 35 786 km. Orbitujący satelita porusza się wtedy synchronicznie względem obrotu kuli ziemskiej <text:span text:style-name="T248">(okres obiegu satelity jest wtedy równy 1 dobie ziemskiej)</text:span>, czego efektem jest to, że pozostaje on praktycznie stale nakierowany na jeden punkt na powierzchni planety, poruszając się kątowo <text:span text:style-name="T248">równo</text:span> z nią. Obserwowalny obszar dla satelity umieszczonego na orbicie geosynchronicznej obejmuje <text:span text:style-name="T248">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6">- orbita silnie eliptyczna (HEO - Highly Elliptical Orbit)</text:p>
      <text:p text:style-name="P82">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249">dalej</text:span> planety, tym <text:span text:style-name="T249">mniejsza</text:span>. <text:span text:style-name="T249">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4">Naziemny tor ruchu satelity</text:p>
      <text:p text:style-name="P49"><text:span text:style-name="T123">Relatywny ślad ruchu satelity nad powierzchnią </text:span><text:span text:style-name="T148">Ziemi </text:span><text:span text:style-name="T123">zależy od rodzaju obranej orbity – wysokości, inklinacji itd. </text:span><text:span text:style-name="T148">Parametry te wyznaczają punkty na powierzchni planety, </text:span><text:span text:style-name="T149">bezpośrednio</text:span><text:span text:style-name="T148"> nad którymi przemieszcza się satelita </text:span><text:span text:style-name="T150">(nadir</text:span><text:span text:style-name="T149">).</text:span><text:span text:style-name="T148"> Linia, którą tworzą te punkty tworzy naziemny tor satelity, </text:span><text:span text:style-name="T150">który</text:span><text:span text:style-name="T149"> można zaznaczyć </text:span><text:span text:style-name="T150">na globusie</text:span><text:span text:style-name="T148">. </text:span><text:span text:style-name="T150">Przebieg linii toru naziemnego satelity jest bardzo ważny w planowaniu i zarządzaniu operującymi satelitami, bowiem stacjonujące na powierzchni Ziemi stacje zarządzające muszą być w zasięgu satelit</text:span><text:span text:style-name="T163">ów</text:span><text:span text:style-name="T150">, aby sprawnie się z nimi komunikować.</text:span></text:p>
      <text:p text:style-name="P50">&lt;%ilustracja <text:span text:style-name="T276">ground tracks</text:span>%&gt;</text:p>
      <text:p text:style-name="P64">&lt;#&gt;Krótko o konstelacjach satelitów, czy mogę przytoczyć [9]&lt;/#&gt;</text:p>
      <text:p text:style-name="P82">-----------------------------------</text:p>
      <text:p text:style-name="P48">Koszty startu satelity</text:p>
      <text:p text:style-name="P86"><text:span text:style-name="T273">Start satelity to bardzo kosztowne przedsięwzięcie. Średni koszt związany z samym umieszczeniem satelity na orbicie zależy głównie od masy urządzenia i wysokości orbity, na której docelowo ma </text:span><text:soft-page-break/><text:span text:style-name="T273">operować satelita. Jest to związane z ilością paliwa potrzebną przy starcie rakiety, a przykładowy koszt startu to $180 mln. (pojazd Ariane 5, orbita geostacjonarna - </text:span>Europejska Agencja Kosmiczna<text:span text:style-name="T274">) [13].</text:span></text:p>
      <text:p text:style-name="P85"><text:span text:style-name="T201">1.3.</text:span> <text:span text:style-name="T212">Obserwacje satelitarne we współczesnym świecie</text:span></text:p>
      <text:p text:style-name="P109"><text:span text:style-name="T254">O</text:span><text:span text:style-name="T253">kreślenie sumy działających współcześnie urządzeń satelitarnych służących do celów obserwacyjnych lub </text:span><text:span text:style-name="T257">ogólnie orbitujących Ziemię może okazać się trudne. Według organizacji Union of Concerned Scientists</text:span><text:span text:style-name="T258"> w kwietniu roku 2020 na orbitach naszej planety znajdowało się w sumie 2667 satelitów, </text:span><text:span text:style-name="T259">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260">w których są min</text:span><text:span text:style-name="T259">. </text:span><text:span text:style-name="T260">charakterystyczne serie urządzeń takie jak Landsat, Dove, Lemur itd. </text:span><text:span text:style-name="T262">[a]</text:span><text:span text:style-name="T260">. </text:span><text:span text:style-name="T261">Z dostępnych danych wynika również, że </text:span><text:span text:style-name="T262">zdecydowana </text:span><text:span text:style-name="T261">większość satelitów umieszczana jest na orbitach niskich, </text:span><text:span text:style-name="T262">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263">pozwalających na uruchomienie satelity dominują Stany Zjednoczone, Chiny i Rosja [a].</text:span></text:p>
      <text:p text:style-name="P54"><text:span text:style-name="T281">&lt;#&gt;</text:span>można wyjaśnić analizując bardziej, ale chyba więcej informacji nie jest tak istotne<text:span text:style-name="T282">&lt;</text:span>/#&gt;</text:p>
      <text:p text:style-name="P54"><text:span text:style-name="T274">W</text:span>spółczesne zastosowania technologii satelitarnych</text:p>
      <text:p text:style-name="P108"><text:span text:style-name="T254">G</text:span><text:span text:style-name="T253">łówne systemy bezpośrednio oparte na satelitach krążących wokół Ziemi to systemy nawigacji satelitarnej, </text:span><text:span text:style-name="T256">łączności globalnej</text:span><text:span text:style-name="T253"> oraz wszelkie systemy teledetekcji i </text:span><text:span text:style-name="T255">obrazowania</text:span><text:span text:style-name="T253"> powierzchni planety. </text:span><text:span text:style-name="T263">Współcześnie bardzo popularne są przede wszystkim systemy nawigacji oraz systemy teledetekcji, których spektrum zastosowania jest ogromne.</text:span></text:p>
      <text:p text:style-name="P52"><text:span text:style-name="T265">N</text:span>awigacja satelitarna</text:p>
      <text:p text:style-name="P70"><text:span text:style-name="T236">S</text:span>ystemy nawigacji satelitarnej <text:span text:style-name="T244">(GNSS – </text:span>Global Navigation Satellite Systems<text:span text:style-name="T244">)</text:span> to satelitarne systemy określania pozycji i prędkości obiektu oraz czasu, powszechnie dostępn<text:span text:style-name="T281">e</text:span> <text:span text:style-name="T277">w sposób ciągły </text:span>dla ludzi [8]. Systemy te<text:span text:style-name="T244">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71">- <text:span text:style-name="T245">GPS – system amerykański</text:span></text:p>
      <text:p text:style-name="P71">- <text:span text:style-name="T245">GLONASS – system rosyjski</text:span></text:p>
      <text:p text:style-name="P69">- Galileusz – system europejski</text:p>
      <text:p text:style-name="P68">- Compass – system chiński</text:p>
      <text:p text:style-name="P68">Większość z nich jest w dużym stopniu pod kontrolą wojskową, wyjątkiem <text:span text:style-name="T275">jest</text:span> europejski „Galileusz”, <text:span text:style-name="T264">który jest całkowicie pod kontrolą organizacji cywilnych</text:span> [8].</text:p>
      <text:p text:style-name="P53">Łączność satelitarna</text:p>
      <text:p text:style-name="P88"><text:soft-page-break/>Współczesne ż<text:span text:style-name="T276">y</text:span>cie w bardzo dużym stopniu opiera się na szybkiej wymianie informacji, <text:span text:style-name="T278">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6">Obserwacje satelitarne</text:p>
      <text:p text:style-name="P127"><text:span text:style-name="T123">Satelity </text:span><text:span text:style-name="T182">obserwacyjne</text:span><text:span text:style-name="T123"> dostarczają zdjęć </text:span><text:span text:style-name="T182">terenu </text:span><text:span text:style-name="T123">i informacji meteorologicznych, których nie można pozyskać z powierzchni Ziemi. </text:span><text:span text:style-name="T183">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213">Terra</text:span><text:span text:style-name="T184"> i </text:span><text:span text:style-name="T213">Aqua</text:span><text:span text:style-name="T184"> zarządzany przez NASA oraz europejski METEOSAT. </text:span><text:span text:style-name="T123">Do zarejestrowania danych satelita używa całego zestawu czujników światła, ciepła i promieniowania. Urządzenia te zwykle umieszczane są na orbitach geostacjonarnych lub orbitach </text:span><text:span text:style-name="T157">polarnych</text:span><text:span text:style-name="T123"> o inklinacji </text:span><text:span text:style-name="T185">ok. </text:span><text:span text:style-name="T123">90 stopni. </text:span><text:span text:style-name="T186">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26">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74">z serii </text:span><text:span text:style-name="T126">Sentinel. Ponadto podstawowym źródłem danych (a także innych informacji z różnych dziedzin nauk o Ziemi) są domeny </text:span><text:bookmark text:name="firstHeading"/><text:span text:style-name="T243">United States Geological Survey </text:span><text:span text:style-name="T241">(agencji naukowo-badawczej Stanów Zjednoczonych), </text:span><text:span text:style-name="T242">agregujące dane dotyczące obserwacji satelitarnych wykonanych przez urządzenia serii Landsat</text:span><text:span text:style-name="T241">.</text:span><text:span text:style-name="T127"> </text:span><text:a xlink:type="simple" xlink:href="https://earthexplorer.usgs.gov/" text:style-name="Internet_20_link" text:visited-style-name="Visited_20_Internet_20_Link"><text:span text:style-name="T127">https://earthexplorer.usgs.gov/</text:span></text:a><text:span text:style-name="T127">. </text:span><text:span text:style-name="T174">Na bazie tych danych możliwe było utworzenie komercyjnych aplikacji</text:span><text:span text:style-name="T175"> pobierających, analizujących i obrazujących dane satelitarne, co pozwala na wyciąganie wniosków w biznesie i zarządzaniu, przemyśle, rolnictwie [12].</text:span></text:p>
      <text:p text:style-name="P125"><text:span text:style-name="T123">Monitoring </text:span><text:span text:style-name="T181">środowiska roślinnego</text:span><text:span text:style-name="T123"> – </text:span><text:span text:style-name="T176">analiza </text:span><text:span text:style-name="T177">i obrazowanie </text:span><text:span text:style-name="T181">zestawu</text:span><text:span text:style-name="T176"> danych satelitarnych </text:span><text:span text:style-name="T181">z obserwacji</text:span><text:span text:style-name="T177"> </text:span><text:span text:style-name="T176">upraw roślin </text:span><text:span text:style-name="T181">i obszarów wegetacji</text:span><text:span text:style-name="T176"> </text:span><text:span text:style-name="T177">pozwala na wyciąganie wniosków dotyczących optymalnego poziomu nawożenia i nawodnienia, chorób zagrażających uprawom </text:span><text:span text:style-name="T181">itp</text:span><text:span text:style-name="T177">. </text:span><text:span text:style-name="T181">Określono wskaźnik NDVI </text:span><text:span text:style-name="T187">(znormalizowany różnicowy wskaźnik wegetacji)</text:span><text:span text:style-name="T181">, który </text:span><text:span text:style-name="T187">bazuje na danych </text:span><text:soft-page-break/><text:span text:style-name="T187">zgromadzonych przez sensory o kilku różnych kanałach spektralnych jest w stanie z</text:span><text:span text:style-name="T181">obraz</text:span><text:span text:style-name="T187">ować</text:span><text:span text:style-name="T181"> </text:span><text:span text:style-name="T187">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26"><text:span text:style-name="T177">W </text:span><text:span text:style-name="T123">dziedzinie zarządzania kryzysowego możliwa jest szybka detekcja pożarów, identyfikowania obszarów zagrożonych występowaniem pożarów, osuwisk lub powodzi. </text:span><text:span text:style-name="T178">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79">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80">[13]</text:span><text:span text:style-name="T179">. </text:span><text:span text:style-name="T180">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51"><text:span text:style-name="T279">1.4. </text:span>Przyszłość <text:span text:style-name="T279">technologii satelitarnej</text:span></text:p>
      <text:p text:style-name="P51">&lt;#&gt;Chciałbym przytoczyć zagadnienia<text:span text:style-name="T283">&lt;/#&gt;</text:span></text:p>
      <text:p text:style-name="P87">- miniaturyzacja satelitów obserwacyjnych</text:p>
      <text:p text:style-name="P87">- plany NASA, ESA <text:span text:style-name="T286">w obszarze około-satelitarnym na przyszłe lata</text:span></text:p>
      <text:p text:style-name="P87">- CubeSat</text:p>
      <text:p text:style-name="P87">- przepełnienie orbit</text:p>
      <text:p text:style-name="P87">- kosmiczne śmieci</text:p>
      <text:p text:style-name="P87">- <text:span text:style-name="T285">krótko o możliwościach uczenia maszynowego przy analizie danych z obserwacji satelitarnych</text:span></text:p>
      <text:p text:style-name="P21"><text:span text:style-name="Citation"><text:span text:style-name="T116">1.</text:span></text:span><text:span text:style-name="Citation"><text:span text:style-name="T83">5</text:span></text:span><text:span text:style-name="Citation"><text:span text:style-name="T116">.</text:span></text:span><text:span text:style-name="Citation"><text:span text:style-name="T115"> </text:span></text:span><text:span text:style-name="Citation"><text:span text:style-name="T116">Złożoność problemów obliczeniowych</text:span></text:span></text:p>
      <text:p text:style-name="P22"><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oft-page-break/><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2"><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76">[6]</text:span></text:span></text:p>
      <text:p text:style-name="P22"><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30"><text:span text:style-name="Citation"><text:span text:style-name="T31">Klasy złożoności obliczeniowej</text:span></text:span></text:p>
      <text:p text:style-name="P22"><text:span text:style-name="Citation"><text:span text:style-name="T15">- </text:span></text:span><text:span text:style-name="Citation"><text:span text:style-name="T71">P</text:span></text:span></text:p>
      <text:p text:style-name="P22"><text:span text:style-name="Citation"><text:span text:style-name="T71">- NP</text:span></text:span></text:p>
      <text:p text:style-name="P22"><text:span text:style-name="Citation"><text:span text:style-name="T71"/></text:span></text:p>
      <text:p text:style-name="P22"><text:span text:style-name="Citation"><text:span text:style-name="T78">&lt;#&gt;</text:span></text:span><text:span text:style-name="Citation"><text:span text:style-name="T84">Króciutko </text:span></text:span><text:span text:style-name="Citation"><text:span text:style-name="T78">złożoność pamięciowa</text:span></text:span><text:span text:style-name="Citation"><text:span text:style-name="T84">&lt;/#&gt;</text:span></text:span></text:p>
      <text:p text:style-name="P22"><text:span text:style-name="Citation"><text:span text:style-name="T78">&lt;#&gt;klasy złożoności obliczeniowej</text:span></text:span><text:span text:style-name="Citation"><text:span text:style-name="T84">&lt;/#&gt;</text:span></text:span></text:p>
      <text:p text:style-name="P120"><text:span text:style-name="Citation"><text:span text:style-name="T227"/></text:span></text:p>
      <text:p text:style-name="P31">1.4. Dysjunkcyjne programowanie logiczne</text:p>
      <text:p text:style-name="P91">Programowanie logiczne (programowanie w logice) jest <text:span text:style-name="T290">sposobem </text:span>programowania opartym <text:span text:style-name="T289">wprost </text:span>na <text:s/>logice i wnioskowaniu. W przypadku popularnego współcześnie podejścia obiektowego (będącego w istocie paradygmatem imperatywnym) <text:span text:style-name="T288">rozwiązanie</text:span> <text:span text:style-name="T288">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odbywa się przez zapisanie problemu w postaci czysto logicznej – jako zbiór twierdzeń, związków między twierdzeniami i sposoby wnioskowania jednych twierdzeń z drugich. Są to fakty i reguły które dotyczą badanego problemu. Kluczowe w programowaniu logicznym jest </text:span><text:soft-page-break/><text:span text:style-name="T288">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Answer Set Programming (ASP) jest to sposób deklaratywnego opisywania problemu umożliwiający efektywne wnioskowanie i reprezentację wiedzy, pozwalający przy tym na rozwiązywanie problemów kombinatorycznych polegających w swej istocie na przeszukiwaniu. Systemy programowania logicznego ASP są więc w szczególności przystosowane do rozwiązywania problemów NP-trudnych, przy czym wygenerowane rozwiązanie jest w formie zbioru stabilnych modeli (opisu akceptowalnego rozwiązania problemu w formie faktów) [15].</text:span></text:p>
      <text:p text:style-name="P34"><text:span text:style-name="T189">clingo - </text:span><text:span text:style-name="T188">zintegrowan</text:span><text:span text:style-name="T189">y</text:span><text:span text:style-name="T188"> </text:span><text:span text:style-name="T189">system </text:span><text:span text:style-name="T190">ASP służący </text:span><text:span text:style-name="T188">do </text:span><text:span text:style-name="T123">rozwiązywania problemów </text:span><text:span text:style-name="T190">łącząc rol</text:span><text:span text:style-name="T191">ę</text:span><text:span text:style-name="T190"> generowania możliwych modeli rozwiązań za pomocą wnioskowania z rozwiązywaniem przedstawionego problemu przy użyciu tzw. answer set solvera </text:span><text:span text:style-name="T188">[5]</text:span><text:span text:style-name="T123">. </text:span><text:span text:style-name="T194">Jego nazwa pochodzi od połączenia nazw dwóch narzędzi, z których się składa – solvera „clasp” oraz groundera „gringo”. </text:span><text:span text:style-name="T192">System ten dysponuje </text:span><text:span text:style-name="T194">bowiem </text:span><text:span text:style-name="T192">narzędziem zwanym grounder, którego zadaniem jest analiza </text:span><text:span text:style-name="T193">programu </text:span><text:span text:style-name="T194">logicznego i jego translacja na semantycznie identyczny program logiczny, nie zawierający już zmiennych. W następnym kroku może on być łatwo przetwarzany przez solver clasp w celu uzyskania wyniku. W związku z tym system clingo zarządza dwoma czynnościami, tj. groundingiem (gringo) oraz zwracaniem wyniku w postaci zbioru stabilnych modeli (clasp) [5]. </text:span><text:span text:style-name="T195">Dysjunkcja </text:span><text:span text:style-name="T196">w przypadku programowania logicznego</text:span><text:span text:style-name="T195"> to konstrukcja polegająca </text:span><text:span text:style-name="T196">na </text:span><text:span text:style-name="T195">jednoczesnym niewspółzachodzeniu </text:span><text:span text:style-name="T199">(różne źródła wyjaśniają ten termin w różny sposób. Źródła obcojęzyczne bardzo często odnoszą słowo „disjunction” do alternatywy – „a OR b”, a dla niewspółzachodzenia NAND stosują nazewnictwo „sheffer stroke”</text:span><text:span text:style-name="T195">. </text:span><text:span text:style-name="T199">Ostatecznie w</text:span><text:span text:style-name="T196"> </text:span><text:span text:style-name="T197">ASP </text:span><text:span text:style-name="T199">(pomijając pewne dodatkowe dział</text:span><text:span text:style-name="T200">an</text:span><text:span text:style-name="T199">ia odbywające się w sposób niewidoczny dla użytkownika)</text:span><text:span text:style-name="T198"> efektem</text:span><text:span text:style-name="T197"> </text:span><text:span text:style-name="T198">przy </text:span><text:span text:style-name="T196">dwóch wyraz</text:span><text:span text:style-name="T198">ach</text:span><text:span text:style-name="T196"> logicznych a i b zastosowanie dysjunkcji zwróci zbiór dwóch modeli</text:span></text:p>
      <text:p text:style-name="P92">M1. a (a jest prawdą, b nie jest)</text:p>
      <text:p text:style-name="P92">M2. b (b jest prawdą, a nie jest)</text:p>
      <text:p text:style-name="P62"><text:span text:style-name="T123">Należy zauważyć </text:span><text:span text:style-name="T198">brak wyniku 3, przy którym oba wyrazy są prawdziwe -</text:span><text:span text:style-name="T123"> nie jest </text:span><text:span text:style-name="T198">to </text:span><text:span text:style-name="T123">w tym przypadku akceptowan</text:span><text:span text:style-name="T198">e</text:span><text:span text:style-name="T123"> rozwiązanie.</text:span></text:p>
      <text:p text:style-name="P92"/>
      <text:p text:style-name="P28"><text:span text:style-name="Citation"><text:span text:style-name="T105">System </text:span></text:span><text:span text:style-name="Citation"><text:span text:style-name="T79">ASP </text:span></text:span><text:span text:style-name="Citation"><text:span text:style-name="T105">w</text:span></text:span><text:span text:style-name="Citation"><text:span text:style-name="T79"> rozwiązywani</text:span></text:span><text:span text:style-name="Citation"><text:span text:style-name="T105">u</text:span></text:span><text:span text:style-name="Citation"><text:span text:style-name="T79"> problemów o złożoności wykładniczej</text:span></text:span></text:p>
      <text:p text:style-name="P28"><text:span text:style-name="Citation"><text:span text:style-name="T79"/></text:span></text:p>
      <text:p text:style-name="P1">2. Charakterystyka problemu</text:p>
      <text:p text:style-name="P90">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287">jednocześnie operując pod presją czasu, prawdopodobieństwa wystąpienia nagłych lub nieprzewidywalnych zdarzeń i ograniczeń różnego pochodzenia (wynikających z warunków naturalnych, czasu, będącej efektem zastosowanej techonogii itd.). </text:span></text:p>
      <text:p text:style-name="P29"><text:soft-page-break/><text:span text:style-name="Citation"><text:span text:style-name="T77">Problem harmonogramowania</text:span></text:span></text:p>
      <text:p text:style-name="P29"><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17"><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Harmonogramowanie to problem</text:span></text:span><text:span text:style-name="Citation"><text:span text:style-name="T19"> </text:span></text:span><text:span text:style-name="Citation"><text:span text:style-name="T18">NP-trudny.</text:span></text:span><text:span text:style-name="Citation"><text:span text:style-name="T221"> „Gdy problem optymalizacyjny jest NP-trudny </text:span></text:span><text:span text:style-name="Citation"><text:span text:style-name="T222">(...)</text:span></text:span><text:span text:style-name="Citation"><text:span text:style-name="T221">, nie istnieje algorytm o wielomianowym czasie działania znajdujący najlepsze rozwiązanie, chyba że P = NP </text:span></text:span><text:span text:style-name="Citation"><text:span text:style-name="T229">[</text:span></text:span><text:span text:style-name="Citation"><text:span text:style-name="T230">6]</text:span></text:span><text:span text:style-name="Citation"><text:span text:style-name="T229"> CYTAT.</text:span></text:span><text:span text:style-name="Citation"><text:span text:style-name="T221"> </text:span></text:span><text:span text:style-name="Citation"><text:span text:style-name="T225">J</text:span></text:span><text:span text:style-name="Citation"><text:span text:style-name="T224">est to jeden z problemów milenijnich. </text:span></text:span><text:span text:style-name="Citation"><text:span text:style-name="T225">Natomiast nie tylko nie </text:span></text:span><text:span text:style-name="Citation"><text:span text:style-name="T224">rozstrzygnięto</text:span></text:span><text:span text:style-name="Citation"><text:span text:style-name="T225">, że P != NP, ale i</text:span></text:span><text:span text:style-name="Citation"><text:span text:style-name="T224">sntnieją </text:span></text:span><text:span text:style-name="Citation"><text:span text:style-name="T225">również</text:span></text:span><text:span text:style-name="Citation"><text:span text:style-name="T224"> dowody na to, że nie można dowieść <text:s/>P != NP</text:span></text:span><text:span text:style-name="Citation"><text:span text:style-name="T221">”.</text:span></text:span><text:span text:style-name="Citation"><text:span text:style-name="T229"> </text:span></text:span><text:span text:style-name="Citation"><text:span text:style-name="T223">Ponadto, harmonogramowanie jest czynnością polegającą na uporządkowaniu obiektów w pewnej kolejności, co powoduje, że jest to problem redukowalny do cyklu Hamiltona (problemu TSP) </text:span></text:span><text:span text:style-name="Citation"><text:span text:style-name="T226">lub problemu CSP</text:span></text:span><text:span text:style-name="Citation"><text:span text:style-name="T223">. Z uwagi na to, że są to zagadnienia NP-trudne, analizowany problem harmonogramowania również musi być problemem NP-trudnym.</text:span></text:span><text:span text:style-name="Citation"><text:span text:style-name="T231">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18"><text:span text:style-name="Citation"><text:span text:style-name="T16"><text:s/></text:span></text:span><text:span text:style-name="Citation"><text:span text:style-name="T227">&lt;</text:span></text:span><text:span text:style-name="Citation"><text:span text:style-name="T233">#</text:span></text:span><text:span text:style-name="Citation"><text:span text:style-name="T228">&gt;</text:span></text:span><text:span text:style-name="Citation"><text:span text:style-name="T227">Disjunctive graph, </text:span></text:span><text:span text:style-name="Citation"><text:span text:style-name="T228">czy wspominać&lt;</text:span></text:span><text:span text:style-name="Citation"><text:span text:style-name="T233">#</text:span></text:span><text:span text:style-name="Citation"><text:span text:style-name="T227">&gt;</text:span></text:span></text:p>
      <text:p text:style-name="P119"><text:span text:style-name="Citation"><text:span text:style-name="T232">&lt;</text:span></text:span><text:span text:style-name="Citation"><text:span text:style-name="T233">#</text:span></text:span><text:span text:style-name="Citation"><text:span text:style-name="T232">&gt;Można też opisać problem jako Constraint Satisfaction Problem&lt;/</text:span></text:span><text:span text:style-name="Citation"><text:span text:style-name="T233">#</text:span></text:span><text:span text:style-name="Citation"><text:span text:style-name="T232">&gt;</text:span></text:span></text:p>
      <text:p text:style-name="P3"><text:span text:style-name="Citation"><text:span text:style-name="T73">2.1. </text:span></text:span><text:span text:style-name="Citation"><text:span text:style-name="T80">P</text:span></text:span><text:span text:style-name="Citation"><text:span text:style-name="T73">rzegląd dotychczasowych badań</text:span></text:span></text:p>
      <text:p text:style-name="P9"><text:span text:style-name="Citation"><text:span text:style-name="T98">Harmonogramowanie w podstawowej wersji</text:span></text:span></text:p>
      <text:p text:style-name="P9"><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text:span></text:span><text:soft-page-break/><text:span text:style-name="Citation"><text:span text:style-name="T56">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8"><text:span text:style-name="Citation"><text:span text:style-name="T98">- </text:span></text:span><text:span text:style-name="Citation"><text:span text:style-name="T100">z</text:span></text:span><text:span text:style-name="Citation"><text:span text:style-name="T98">optymalizowane heurystyczne przeszukiwanie w połączeniu z</text:span></text:span><text:span text:style-name="Citation"><text:span text:style-name="T101">e strategią</text:span></text:span><text:span text:style-name="Citation"><text:span text:style-name="T98"> branch and bound</text:span></text:span></text:p>
      <text:p text:style-name="P93">Stworzono <text:span text:style-name="T292">zoptymalizowaną heurystykę</text:span> <text:span text:style-name="T292">przeszukującą </text:span>wewnętrznie łączącą GRASP (Greedy Randomised Adaptive Search Procedure) z<text:span text:style-name="T291">e strategią </text:span>branch &amp; bound <text:span text:style-name="T291">[20] dla harmonogramowania pracy maszyn</text:span>. <text:span text:style-name="T292">Jest to hybryda heurystyki działającej na bazie lokalnego przeszukiwania z algorytmem dokładnym.</text:span></text:p>
      <text:p text:style-name="P94">&lt;<text:span text:style-name="T293">#</text:span>&gt;Tabu search krótko&lt;/<text:span text:style-name="T293">#</text:span>&gt;</text:p>
      <text:p text:style-name="P9"><text:span text:style-name="Citation"><text:span text:style-name="T108">Harmonogramowanie obserwacji satelitarnych</text:span></text:span><text:span text:style-name="Citation"><text:span text:style-name="T37">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72">Naziemny tor ruchu satelity w połączeniu z dokładnym położeniem (współrzędnymi) obiektu obserwowanego na powierzchni planety oraz dodatkowymi możliwościami satelity na przykład związanymi z dostępnym kątem widzenia kamery pokładowej powodują ograniczenie w postaci </text:span></text:span><text:span text:style-name="Citation"><text:span text:style-name="T52">okna czasowe</text:span></text:span><text:span text:style-name="Citation"><text:span text:style-name="T72">go</text:span></text:span><text:span text:style-name="Citation"><text:span text:style-name="T52"> widoczności</text:span></text:span><text:span text:style-name="Citation"><text:span text:style-name="T51">. 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9"><text:span text:style-name="Citation"><text:span text:style-name="T29">- </text:span></text:span><text:span text:style-name="Citation"><text:span text:style-name="T56">algorytmy zachłanne</text:span></text:span></text:p>
      <text:p text:style-name="P9"><text:span text:style-name="Citation"><text:span text:style-name="T29">- </text:span></text:span><text:span text:style-name="Citation"><text:span text:style-name="T30">algorytmy genetyczne</text:span></text:span></text:p>
      <text:p text:style-name="P9"><text:span text:style-name="Citation"><text:span text:style-name="T30">- </text:span></text:span><text:span text:style-name="Citation"><text:span text:style-name="T55">dyferencja różnicowa</text:span></text:span></text:p>
      <text:p text:style-name="P9"><text:span text:style-name="Citation"><text:span text:style-name="T30">- optymalizacja mrówkowa</text:span></text:span></text:p>
      <text:p text:style-name="P9"><text:span text:style-name="Citation"><text:span text:style-name="T30">- </text:span></text:span><text:span text:style-name="Citation"><text:span text:style-name="T55">optymalizacja stadna cząstek</text:span></text:span></text:p>
      <text:p text:style-name="P9"><text:span text:style-name="Citation"><text:span text:style-name="T30">- symulowane wyżarzanie</text:span></text:span></text:p>
      <text:p text:style-name="P9"><text:span text:style-name="Citation"><text:span text:style-name="T34">- </text:span></text:span><text:span text:style-name="Citation"><text:span text:style-name="T35">programowanie </text:span></text:span><text:span text:style-name="Citation"><text:span text:style-name="T36">ograniczeniami</text:span></text:span></text:p>
      <text:p text:style-name="P9"><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9"><text:span text:style-name="Citation"><text:span text:style-name="T29">- </text:span></text:span><text:span text:style-name="Citation"><text:span text:style-name="T34">strategia „branch and bound”</text:span></text:span></text:p>
      <text:p text:style-name="P17"><text:span text:style-name="Citation"><text:span text:style-name="T72">Są wśród nich </text:span></text:span><text:span text:style-name="Citation"><text:span text:style-name="T57">algorytmy dokładne i metody przybliżone, przy czym te pierwsze są efektywne dla problemów mniejszych rozmiarów [21]. </text:span></text:span></text:p>
      <text:p text:style-name="P4"><text:span text:style-name="Citation"><text:span text:style-name="T99">Programowanie ograniczeniami</text:span></text:span></text:p>
      <text:p text:style-name="P7"><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5"><text:soft-page-break/><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7"><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6"><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przypisania poprawnej wartości do zmiennej algorytm cofa się i powtarza czynności </text:span></text:span><text:span text:style-name="Citation"><text:span text:style-name="T44">wybierając inną wartość z dostępnego zakresu.</text:span></text:span></text:p>
      <text:p text:style-name="P121"><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9"><text:span text:style-name="Citation"><text:span text:style-name="T103">Adaptacyjne s</text:span></text:span><text:span text:style-name="Citation"><text:span text:style-name="T102">ymulowane wyżarzanie z </text:span></text:span><text:span text:style-name="Citation"><text:span text:style-name="T103">dynamicznym </text:span></text:span><text:span text:style-name="Citation"><text:span text:style-name="T102">grupowaniem zadań [21]</text:span></text:span></text:p>
      <text:p text:style-name="P13"><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0"><text:soft-page-break/><text:span text:style-name="Citation"><text:span text:style-name="T61">W metodzie tej ważną rolę odgrywają:</text:span></text:span></text:p>
      <text:p text:style-name="P11"><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0"><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2"><text:span text:style-name="Citation"><text:span text:style-name="T64">Docelowo, metoda dąży do maksymalizacji efektu (jakości) harmonogramowania, co przedstawia się formalnie jako:</text:span></text:span></text:p>
      <text:p text:style-name="P12"><text:span text:style-name="Citation"><text:span text:style-name="T104">max ∑</text:span></text:span><text:span text:style-name="Citation"><text:span text:style-name="T106">N</text:span></text:span><text:span text:style-name="Citation"><text:span text:style-name="T104"> ∑</text:span></text:span><text:span text:style-name="Citation"><text:span text:style-name="T106">M</text:span></text:span><text:span text:style-name="Citation"><text:span text:style-name="T104"> xij · pi</text:span></text:span><text:span text:style-name="Citation"><text:span text:style-name="T64"> gdzie:</text:span></text:span></text:p>
      <text:p text:style-name="P13"><text:span text:style-name="Citation"><text:span text:style-name="T65">j = 1, 2 .. M – zbiór analizowanych orbit</text:span></text:span></text:p>
      <text:p text:style-name="P13"><text:span text:style-name="Citation"><text:span text:style-name="T65">i = 1, 2 .. N – zbiór zadań obserwacyjnych</text:span></text:span></text:p>
      <text:p text:style-name="P12"><text:span text:style-name="Citation"><text:span text:style-name="T64">xij – zadanie obserwacyjne i wykonane z orbity j</text:span></text:span></text:p>
      <text:p text:style-name="P12"><text:span text:style-name="Citation"><text:span text:style-name="T64">pi – priorytet zadania obserwacyjnego</text:span></text:span></text:p>
      <text:p text:style-name="P12"><text:span text:style-name="Citation"><text:span text:style-name="T64">&lt;#&gt;</text:span></text:span><text:span text:style-name="Citation"><text:span text:style-name="T65">Dokończyć</text:span></text:span><text:span text:style-name="Citation"><text:span text:style-name="T64">&lt;/#&gt;</text:span></text:span></text:p>
      <text:p text:style-name="P13"><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3"><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4"><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5"><text:span text:style-name="Citation"><text:span text:style-name="T68">3. Ładowanie i kalibracja sensora wykonywana jest między każdymi kolejnymi zadaniami.</text:span></text:span></text:p>
      <text:p text:style-name="P13"><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5"><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0"><text:span text:style-name="Citation"><text:span text:style-name="T61"/></text:span></text:p>
      <text:p text:style-name="P16"><text:span text:style-name="Citation"><text:span text:style-name="T70">Zadania awaryjne przy użyciu RHS w połączeniu z ISBDR</text:span></text:span></text:p>
      <text:p text:style-name="P16"><text:span text:style-name="Citation"><text:span text:style-name="T70"/></text:span></text:p>
      <text:p text:style-name="P2">3. Model DPL <text:span text:style-name="T234">w rozwiązywaniu harmonogramowania</text:span></text:p>
      <text:p text:style-name="P75"><text:span text:style-name="Citation"><text:span text:style-name="T92">Problem harmonogramowania </text:span></text:span><text:span text:style-name="Citation"><text:span text:style-name="T93">obserwacji </text:span></text:span><text:span text:style-name="Citation"><text:span text:style-name="T92">satelit</text:span></text:span><text:span text:style-name="Citation"><text:span text:style-name="T93">arnych </text:span></text:span><text:span text:style-name="Citation"><text:span text:style-name="T92">polega </text:span></text:span><text:span text:style-name="Citation"><text:span text:style-name="T97">ostatecznie</text:span></text:span><text:span text:style-name="Citation"><text:span text:style-name="T92"> na przypisaniu zadań </text:span></text:span><text:span text:style-name="Citation"><text:span text:style-name="T94">obserwacyjnych w </text:span></text:span><text:span text:style-name="Citation"><text:span text:style-name="T109">odpowiedniej</text:span></text:span><text:span text:style-name="Citation"><text:span text:style-name="T94"> kolejności</text:span></text:span><text:span text:style-name="Citation"><text:span text:style-name="T92"> do dostępnych zasobów</text:span></text:span><text:span text:style-name="Citation"><text:span text:style-name="T94">, czyli </text:span></text:span><text:span text:style-name="Citation"><text:span text:style-name="T95">satelitów znajdujących się</text:span></text:span><text:span text:style-name="Citation"><text:span text:style-name="T96"> na orbi</text:span></text:span><text:span text:style-name="Citation"><text:span text:style-name="T95">tach </text:span></text:span><text:span text:style-name="Citation"><text:span text:style-name="T94">biorąc pod uwagę </text:span></text:span><text:span text:style-name="Citation"><text:span text:style-name="T97">wymagane </text:span></text:span><text:span text:style-name="Citation"><text:span text:style-name="T94">ograniczenia bezpośrednio wynikające z możliwości tych urządzeń i oczekiwanych rezultatów</text:span></text:span><text:span text:style-name="Citation"><text:span text:style-name="T96">. </text:span></text:span><text:span text:style-name="Citation"><text:span text:style-name="T94">Harmonogram m</text:span></text:span><text:span text:style-name="Citation"><text:span text:style-name="T90">usi </text:span></text:span><text:span text:style-name="Citation"><text:span text:style-name="T94">uwzględniać zatem </text:span></text:span><text:span text:style-name="Citation"><text:span text:style-name="T90">przyjęt</text:span></text:span><text:span text:style-name="Citation"><text:span text:style-name="T94">e </text:span></text:span><text:span text:style-name="Citation"><text:span text:style-name="T90">z góry założenia i ograniczenia, które wynikają z praw fizyki, konstrukcji i sposobu działania urządzenia, </text:span></text:span><text:span text:style-name="Citation"><text:span text:style-name="T91">organizacji</text:span></text:span><text:span text:style-name="Citation"><text:span text:style-name="T90"> </text:span></text:span><text:span text:style-name="Citation"><text:span text:style-name="T94">pracy </text:span></text:span><text:span text:style-name="Citation"><text:span text:style-name="T90">i innych, </text:span></text:span><text:span text:style-name="Citation"><text:span text:style-name="T94">często </text:span></text:span><text:span text:style-name="Citation"><text:span text:style-name="T106">trudnych </text:span></text:span><text:span text:style-name="Citation"><text:span text:style-name="T94">do przewidzenia </text:span></text:span><text:span text:style-name="Citation"><text:span text:style-name="T90">wyzwań. </text:span></text:span><text:span text:style-name="Citation"><text:span text:style-name="T110">W</text:span></text:span><text:span text:style-name="Citation"><text:span text:style-name="T89">ygenerowany harmonogram </text:span></text:span><text:span text:style-name="Citation"><text:span text:style-name="T90">nadawał się </text:span></text:span><text:span text:style-name="Citation"><text:span text:style-name="T94">będzie </text:span></text:span><text:span text:style-name="Citation"><text:span text:style-name="T110">w</text:span></text:span><text:span text:style-name="Citation"><text:span text:style-name="T94">tedy </text:span></text:span><text:span text:style-name="Citation"><text:span text:style-name="T90">do </text:span></text:span><text:span text:style-name="Citation"><text:span text:style-name="T110">wyciągnięcia </text:span></text:span><text:span text:style-name="Citation"><text:span text:style-name="T94">praktyczn</text:span></text:span><text:span text:style-name="Citation"><text:span text:style-name="T110">ych wniosków dotyczących</text:span></text:span><text:span text:style-name="Citation"><text:span text:style-name="T94"> </text:span></text:span><text:span text:style-name="Citation"><text:span text:style-name="T90">zastosowania w rzeczywist</text:span></text:span><text:span text:style-name="Citation"><text:span text:style-name="T94">ych warunkach.</text:span></text:span></text:p>
      <text:p text:style-name="P76"><text:soft-page-break/><text:span text:style-name="Citation"><text:span text:style-name="T111">Podczas badań wykorzystano zintegrowany system ASP umożliwiający badanie harmonogramowania na różne sposoby, w zależności od sposobu sformułowania problemu (modelu). Problem w podstawowej wersji dotyczy określenia dokładnego, optymalnego przypisania dostępnych zasobów do skonkretyzowanych zadań oczekujących na wykonanie. Dostępnymi zasobami są w tym przypadku orbitujące satelity, które różnią się między sobą</text:span></text:span><text:span text:style-name="Citation"><text:span text:style-name="T112"> parametrami, które je charakteryzują. W tym przypadku dotyczy to:</text:span></text:span></text:p>
      <text:p text:style-name="P76"><text:span text:style-name="Citation"><text:span text:style-name="T112">- ilości dostępnej pamięci komputera satelity</text:span></text:span></text:p>
      <text:p text:style-name="P76"><text:span text:style-name="Citation"><text:span text:style-name="T112">- rozmiaru zajmowanej pamięci przez dane z obserwacji, czyli kosztu pamięciowego wykonania zadania obserwacyjnego</text:span></text:span></text:p>
      <text:p text:style-name="P76"><text:span text:style-name="Citation"><text:span text:style-name="T112">- pojemności akumulatora satelity</text:span></text:span></text:p>
      <text:p text:style-name="P76"><text:span text:style-name="Citation"><text:span text:style-name="T112">- kosztu energetycznego wykonywania zadań (poboru energii podczas wykonywania zadań)</text:span></text:span></text:p>
      <text:p text:style-name="P76"><text:span text:style-name="Citation"><text:span text:style-name="T112">- szybkości ładowania akumulatora za pomocą ogniw słonecznych</text:span></text:span></text:p>
      <text:p text:style-name="P76"><text:span text:style-name="Citation"><text:span text:style-name="T112">- czasu potrzebnego na wykonywanie wszystkich rodzajów zadań</text:span></text:span></text:p>
      <text:p text:style-name="P77"><text:span text:style-name="Citation"><text:span text:style-name="T112">Zadania oczekujące na wykonanie są rozłożone w czasie - znany jest czas, w którym każde zadanie może być wykonane </text:span></text:span><text:span text:style-name="Citation"><text:span text:style-name="T113">na podstawie ilości sekund potrzebnych na przemieszczenie się satelity po orbicie na pozycję nad obiektem obserwowanym (lub stacjami kontrolnymi, naziemnymi). <text:s/>Biorąc pod uwagę charakter problemu obserwacji przedstawiony w ten sposób koniecznie należy uwzglę</text:span></text:span><text:span text:style-name="Citation"><text:span text:style-name="T114">d</text:span></text:span><text:span text:style-name="Citation"><text:span text:style-name="T113">nić (opisać zadania awaryjne i okna czasowe)</text:span></text:span></text:p>
      <text:p text:style-name="P23"/>
      <text:p text:style-name="P32">3.1. Opis modelu</text:p>
      <text:p text:style-name="P103">Problem harmonogramowania obserwacji satelitarnych można przedstawić na wiele różnych sposobów. Na podstawie przeglądu dotychczasowych badań i prób rozwiązania problemu można stwierdzić, że <text:span text:style-name="T312">dotychczasowe zetknięcia się z tym problemem charakteryzowały się mniej lub bardziej szczegółowym sformułowaniem problemu, w związku z czym stosowano mniej lub więcej parametrów pracy satelity takich jak pamięć, energia, sposób i częstotliwość komunikacji ze stacjami, możliwość zmiany pozycji satelity w stosunku do trajektorii orbity za pomocą silników pokładowych lub zmiana kąta nachylenia urządzenia obserwacyjnego lub anten komunikacyjnych. Ponadto w różny sposób rozważano ograniczenia czasowe w wykonywaniu zadań. Okna czasowe określano z góry lub umożliwiano wyznaczanie rozkładu (kolejności) i możliwości wykonywania zadań na podstawie prędkości ruchu urządzenia satelitarnego i rodzaju orbity na której zostało umieszczone. Stosowano tutaj różnego rodzaju mapy, współrzędne zaplanowanych zadań (punktów na powierzchni planety) w celu przeprowadzenia pewnego rodzaju symulacji ruchu satelity i pozyskania potrzebnych danych na tej podstawie. Koniecznością związaną z klasą złożoności problemu stało się też szukanie sposobu na optymalizację samych obliczeń podczas harmonogramowania. W tym przypadku badacze stosowali heurystyki, rożnego rodzaju techniki ewolucyjne lub metody preprocesowania rzeczywistego problemu umożliwiającego pewną optymalizację obliczeń.</text:span></text:p>
      <text:p text:style-name="P107">Na potrzeby badań zastosowano indywidualne podejście do problemu. <text:span text:style-name="T313">Przede wszystkim charakterystykę urządzeń satelitarnych, orbit i układ zadań sprowadzono do liczb całkowitych. W ten sposób można zastosować system ASP i zaprojektować model rozwiązania. W związku z tym większość założeń po przełożeniu na język programu logicznego ma postać liczb i związków </text:span><text:soft-page-break/><text:span text:style-name="T313">między tymi liczbami, pod którym kryje się faktyczny opis problemu. Staje się on logiczną całością w momencie zdefiniowania wewnątrz niego obiektów i relacji między tymi obiektami, np.:</text:span></text:p>
      <text:p text:style-name="P132">orbit(1).</text:p>
      <text:p text:style-name="P132">satellite(orbit(1), landsat).</text:p>
      <text:p text:style-name="P132">lub</text:p>
      <text:p text:style-name="P132">orbit(1).</text:p>
      <text:p text:style-name="P132"><text:span text:style-name="T315">s</text:span>atellite(1, landsat).</text:p>
      <text:p text:style-name="P132">Czyt. istnieje orbita 1, na orbicie 1 operuje satelita landsat.</text:p>
      <text:p text:style-name="P107">Na początku prac <text:span text:style-name="T313">zarysowano ramy definicji</text:span> <text:span text:style-name="T314">problemu </text:span>jednoznacznie określają<text:span text:style-name="T314">c</text:span> <text:span text:style-name="T313">wszystkie jego założenia modelując tym samym rzeczywisty charakter pracy urządzeń satelitarnych na orbitach, typy istniejących zadań planowanych do wykonania, sposób harmonogramowania. Założenia określają również szczegółowe ograniczenia wynikające z procesu harmonogramowania, w tym:</text:span></text:p>
      <text:p text:style-name="P105">- ograniczenia techniczne dotyczące satelitów operujących na orbitach – pamięć komputera satelity, pobór energii podczas prac, czas potrzebny na wykonanie zadania</text:p>
      <text:p text:style-name="P105">- ograniczenia w harmonogramowaniu poszczególnych typów zadań (mogą lub muszą być wykonane)</text:p>
      <text:p text:style-name="P104">Wszystkie założenia przedstawiono poniżej.</text:p>
      <text:list xml:id="list2402454913" text:style-name="L1">
        <text:list-item>
          <text:p text:style-name="P133">Istnieje pewna ilość satelitów operujących na orbitach.</text:p>
        </text:list-item>
        <text:list-item>
          <text:p text:style-name="P134">Zadania wykonywane <text:span text:style-name="T304">są </text:span>przez satelity znajdujące się na orbitach.</text:p>
        </text:list-item>
        <text:list-item>
          <text:p text:style-name="P135">Wykonywanie zadania musi odbyć się w <text:span text:style-name="T299">dostępnym </text:span>oknie czasowym jego widoczności.</text:p>
        </text:list-item>
        <text:list-item>
          <text:p text:style-name="P137">Istnieją 3 typy zadań:</text:p>
          <text:p text:style-name="P138">- obserwacyjne,</text:p>
          <text:p text:style-name="P138">- downlink (dostarczanie danych na powierzchnię Ziemi),</text:p>
          <text:p text:style-name="P138">- uplink (odbieranie danych z powierzchni Ziemi).</text:p>
        </text:list-item>
        <text:list-item>
          <text:p text:style-name="P136">Zadanie obserwacyjne może być wykonane raz, <text:span text:style-name="T298">przez dowolnego satelitę</text:span>.</text:p>
        </text:list-item>
        <text:list-item>
          <text:p text:style-name="P138">Downlink <text:span text:style-name="T201">może</text:span> być wykonany przez dowolną ilość satelitów znajdujących się w jego oknie czasowym widoczności.</text:p>
        </text:list-item>
        <text:list-item>
          <text:p text:style-name="P138">Uplink <text:span text:style-name="T201">musi</text:span> być wykonany przez wszystkie satelity znajdujące się w jego oknie czasowym widoczności.</text:p>
        </text:list-item>
        <text:list-item>
          <text:p text:style-name="P136">Zadanie obserwacyjne charakteryzuje się priorytetem. Im wyższy priorytet, tym ważniejsze jest wykonanie zadania.</text:p>
        </text:list-item>
        <text:list-item>
          <text:p text:style-name="P136">Awaryjne zadanie obserwacyjne <text:span text:style-name="T298">musi być obligatoryjnie wykonane</text:span>.</text:p>
        </text:list-item>
        <text:list-item>
          <text:p text:style-name="P139"><text:s/>Satelita charakteryzuje się określoną ilością dostępnej pamięci.</text:p>
        </text:list-item>
        <text:list-item>
          <text:p text:style-name="P139"><text:s/>Pamięć komputera satelity zajmowana jest przez dane z wykonanych zadań obserwacyjnych.</text:p>
        </text:list-item>
        <text:list-item>
          <text:p text:style-name="P139"><text:s/>Koszt pamięciowy <text:span text:style-name="T294">wykonania </text:span>każdego zadania jest jednakowy <text:span text:style-name="T294">dla tego samego satelity</text:span>, <text:span text:style-name="T295">lecz poszczególne satelity mogą charakteryzować się różnym kosztem pamięciowym wykonywania zadania</text:span>.</text:p>
        </text:list-item>
        <text:list-item>
          <text:p text:style-name="P136"><text:s/>Satelita o ilości wolnej pamięci mniejszej niż koszt pamięciowy wykonania zadania <text:span text:style-name="T299">w danym momencie</text:span> nie może wykonywać zadań obserwacyjnych, <text:span text:style-name="T299">aż</text:span> <text:span text:style-name="T298">do momentu zwolnienia pamięci</text:span>.</text:p>
        </text:list-item>
        <text:list-item>
          <text:p text:style-name="P139"><text:soft-page-break/><text:s/>Pamięć komputera satelity jest całkowicie zwalniana po wykonaniu odsyłania danych do stacji naziemnej (downlink).</text:p>
        </text:list-item>
        <text:list-item>
          <text:p text:style-name="P141"><text:span text:style-name="T295"><text:s/>Czas</text:span> <text:span text:style-name="T295">odsyłania danych (downlink) jest jednakowy dla tego samego satelity, lecz poszczególne satelity mogą charakteryzować się różnym czasem wysyłania danych.</text:span></text:p>
        </text:list-item>
        <text:list-item>
          <text:p text:style-name="P139"><text:s/>Satelita charakteryzuje się jednoznacznie określoną ilością dostępnej energii akumulatora.</text:p>
        </text:list-item>
        <text:list-item>
          <text:p text:style-name="P139"><text:s/><text:span text:style-name="T300">Dostępna energia satelity zmniejsza się przy wykonywaniu wszystkich zadań.</text:span></text:p>
        </text:list-item>
        <text:list-item>
          <text:p text:style-name="P139"><text:s/>Koszt energetyczny <text:span text:style-name="T294">wykonania </text:span>każdego zadania jest jednakowy <text:span text:style-name="T294">dla tego samego satelity</text:span>, <text:span text:style-name="T295">lecz poszczególne satelity mogą charakteryzować się różnym </text:span>zużyciem energii<text:span text:style-name="T295"> </text:span>przy <text:span text:style-name="T295">wykonywani</text:span>u<text:span text:style-name="T295"> zadania</text:span>.</text:p>
        </text:list-item>
        <text:list-item>
          <text:p text:style-name="P136"><text:s/>Satelita o ilości <text:span text:style-name="T300">dostępnej </text:span>energii mniejszej niż koszt energetyczny wykonania zadania <text:span text:style-name="T300">w danym momencie </text:span>nie może wykonywać zadań.</text:p>
        </text:list-item>
        <text:list-item>
          <text:p text:style-name="P140"><text:s/>Energia satelity jest odnawiana proporcjonalnie do upływu czasu. Wartość generowanej energii jest stała lecz poszczególne satelity mogą charakteryzować się różną wartością generowaną w jednostce czasu. Generowanie odbywa się automatycznie podczas operowania satelity (przy pomocy ogniw słonecznych). </text:p>
        </text:list-item>
        <text:list-item>
          <text:p text:style-name="P142"><text:span text:style-name="T295"><text:s/>Czas</text:span> <text:span text:style-name="T296">komunikacji kontrolnej (uplink) jest jednakowy dla tego samego satelity, lecz poszczególne satelity mogą charakteryzować się różnym czasem komunikacji.</text:span></text:p>
        </text:list-item>
        <text:list-item>
          <text:p text:style-name="P136"><text:s/>Żadne okno czasowe nie może nakładać się na drugie (tylko jedna czynność wykonywana jest w danym czasie).</text:p>
        </text:list-item>
        <text:list-item>
          <text:p text:style-name="P136"><text:s/><text:span text:style-name="T303">Harmonogram powinien obejmować stały przedział czasu operowania satelit (planowanie harmonogramu np. na 50 lub 100 minut wprzód).</text:span></text:p>
        </text:list-item>
        <text:list-item>
          <text:p text:style-name="P136"><text:s/><text:span text:style-name="T301">Harmonogram obserwacji satelitarnych jest tym lepszy, im wyższa jest wartość jakości harmonogramu.</text:span></text:p>
        </text:list-item>
        <text:list-item>
          <text:p text:style-name="P143"><text:s/>Jakość harmonogramu <text:span text:style-name="T302">określona jest sumą priorytetów z przypisanych do wykonania zadań</text:span>:</text:p>
        </text:list-item>
      </text:list>
      <text:p text:style-name="P128"/>
      <text:p text:style-name="P128">E <text:span text:style-name="T302">i=1 do i=n (ei * pi)</text:span></text:p>
      <text:p text:style-name="P130">gdzie:</text:p>
      <text:p text:style-name="P129">n – ilość zadań obserwacyjnych</text:p>
      <text:p text:style-name="P128">ei {0,1} – wykonanie zadania (1 jeśli zadanie wykonano, w przeciwnym wypadku 0)</text:p>
      <text:p text:style-name="P129">pi – priorytet zadania</text:p>
      <text:p text:style-name="P111"/>
      <text:p text:style-name="P35">3.2. Przykładowa instancja problemu</text:p>
      <text:p text:style-name="P95"><text:span text:style-name="T305">Przy zastosowaniu ASP można stworzyć oddzielne pliki, które system ten będzie później interpretować. W związku z tym na potrzeby badań stworzono spójną definicję problemu, rozdzielając konkretny przypadek problemu do rozwiązania (</text:span><text:span text:style-name="T215">instancję problemu</text:span><text:span text:style-name="T305">) od modelu rozwiązania problemu. Model ten korzysta z pliku instancji, w którym zawarte są informacje w postaci faktów przedstawiających obiekty i relacje między obiektami na podstawie których wyszukiwane jest rozwiązanie problemu. Model rozwiązania jest jednolity i uniwersalny w kontekście instancji, czyli stosowalny do wszystkich przypadków problemu (o ile posługują się takim samym, zgodnym sformułowaniem informacji). </text:span>Instancja problemu musi przede wszystkim uwzględniać <text:span text:style-name="T304">przedstawione wcześniej </text:span>założenia <text:span text:style-name="T304">dotyczące kryteriów i sposobu określania harmonogramu prac obserwacyjnych satelitów. Przykładowa instancja problemu zawiera informacje (wiedzę) w postaci faktów i wygląda następująco:</text:span></text:p>
      <text:p text:style-name="P100"><text:soft-page-break/></text:p>
      <text:p text:style-name="P95">orbit(1). orbit(2). orbit(3).</text:p>
      <text:p text:style-name="P95">- <text:span text:style-name="T308">określa rozpatrywane orbity (czyt. 1 jest orbitą)</text:span></text:p>
      <text:p text:style-name="P96">satellite(1,landsat). satellite(2,sentinel). satellite(3,kosmos).</text:p>
      <text:p text:style-name="P95">- <text:span text:style-name="T308">określa, nazwy satelitów zajmujących orbity (czyt. orbita 1 zajmowana jest przez satelitę landsat)</text:span></text:p>
      <text:p text:style-name="P97">action_type(observe). action_type(downlink). action_type(uplink).</text:p>
      <text:p text:style-name="P102">- określa, <text:span text:style-name="T311">rozpatrywane </text:span>3 typy zadań - obserwacja, downlink i uplink <text:span text:style-name="T311">(czyt. obserwacja to typ zadania)</text:span></text:p>
      <text:p text:style-name="P97">energy_gen(1,8). energy_gen(2,8). energy_gen(3,8). </text:p>
      <text:p text:style-name="P95">- <text:span text:style-name="T306">określa ilość jednostek energii generowanych przez satelity na kolejnych orbitach (czyt. satelita na orbicie 1 generuje 8 jednostek energii na sekundę)</text:span></text:p>
      <text:p text:style-name="P95">energy_storage(1,500). energy_storage(2,800). energy_storage(3,800).</text:p>
      <text:p text:style-name="P95">- <text:span text:style-name="T308">określa pojemność akumulatora satelity na kolejnych orbitach (czyt. satelita na orbicie 1 dysponuje akumulatorem o pojemności 500)</text:span></text:p>
      <text:p text:style-name="P95">energy_use(1,40). energy_use(2,20). energy_use(3,20).</text:p>
      <text:p text:style-name="P99">- <text:span text:style-name="T308">określa koszt (ilość zużytych jednostek energii) wykonania zadania przez <text:s/>satelity na kolejnych orbitach (czyt. satelita na orbicie 1 zużywa 40 jednostek energii przy wykonywaniu zadania)</text:span></text:p>
      <text:p text:style-name="P95">memory_storage(1,800). memory_storage(2,900). memory_storage(3,900).</text:p>
      <text:p text:style-name="P97">- <text:span text:style-name="T307">określa pojemność pamięciową komputera satelity na kolejnych orbitach</text:span></text:p>
      <text:p text:style-name="P95">memory_use(1,50). memory_use(2,40). memory_use(3,40).</text:p>
      <text:p text:style-name="P97">- <text:span text:style-name="T308">określa koszt (ilość jednostek pamięci) wykonania zadania przez <text:s/>satelity na kolejnych orbitach</text:span></text:p>
      <text:p text:style-name="P95">sat_action_time(1,downlink,12). sat_action_time(1,observe,12). sat_action_time(1,uplink,8).</text:p>
      <text:p text:style-name="P95">sat_action_time(2,downlink,12). sat_action_time(2,observe,10). sat_action_time(2,uplink,9).</text:p>
      <text:p text:style-name="P95">sat_action_time(3,downlink,9). sat_action_time(3,observe,8). sat_action_time(3,uplink,9).</text:p>
      <text:p text:style-name="P95">- <text:span text:style-name="T308">określa czas (ilość sekund) potrzebny na wykonywanie wszystkich rodzajów zadań (obserwacja, downlink i uplink) przez satelity na kolejnych orbitach </text:span></text:p>
      <text:p text:style-name="P95">sat_energy(1,0,500). sat_energy(2,0,800). sat_energy(3,0,800).</text:p>
      <text:p text:style-name="P95">- <text:span text:style-name="T308">określa stan akumulatora (ilość jednostek energii) na początku harmonogramowania przez kolejne satelity</text:span></text:p>
      <text:p text:style-name="P95">sat_memory(1,0,0). sat_memory(2,0,0). sat_memory(3,0,0).</text:p>
      <text:p text:style-name="P97">- <text:span text:style-name="T308">określa stan pamięci (ilość zajętych jednostek pamięci komputera kolejnych satelitów) na początku harmonogramowania</text:span></text:p>
      <text:p text:style-name="P101"/>
      <text:p text:style-name="P98">action(1,downlink). action(2,observe). action(3,observe). action(4,observe). action(5,observe).</text:p>
      <text:p text:style-name="P98"><text:soft-page-break/>action(6,observe). action(7,observe). action(8,observe). action(9,observe). action(10,observe).</text:p>
      <text:p text:style-name="P98">action(11,observe). action(12,uplink). action(13,observe). action(14,observe). action(15,observe).</text:p>
      <text:p text:style-name="P98">action(16,observe). action(17,observe). action(18,uplink). action(19,observe). action(20,observe).</text:p>
      <text:p text:style-name="P95">- <text:span text:style-name="T309">wiąże kolejne zadania z 3 dostępnymi typami (czyt. zadanie 20 to obserwacja)</text:span></text:p>
      <text:p text:style-name="P98">action_window(1,6,14). action_window(2,63,72). action_window(3,99,110). action_window(4,126,135). action_window(5,166,176). action_window(6,280,292). action_window(7,242,251). action_window(8,284,295). action_window(9,402,410). action_window(10,452,460). action_window(11,502,513). action_window(12,498,506). action_window(13,727,737). action_window(14,721,732). action_window(15,568,578). action_window(16,831,841). action_window(17,964,976). action_window(18,1023,1032). action_window(19,993,1003). action_window(20,769,779). </text:p>
      <text:p text:style-name="P98">- <text:span text:style-name="T309">określa rzeczywiste okna czasowe w których możliwe jest wykonywanie kolejnych zadań przez satelity na orbitach (np. zadanie 1 ma okno czasowe widoczności w przedziale czasowym [6;14])</text:span></text:p>
      <text:p text:style-name="P98">visible(1,1,1). visible(2,1,1). visible(3,1,1). visible(4,1,1).</text:p>
      <text:p text:style-name="P95">visible(5,1,1). visible(6,1,1). visible(7,1,0). visible(8,1,<text:span text:style-name="T310">0</text:span>).</text:p>
      <text:p text:style-name="P95">visible(9,1,1). visible(10,1,1). visible(11,1,1). visible(12,1,1).</text:p>
      <text:p text:style-name="P95">visible(13,1,1). visible(14,1,<text:span text:style-name="T310">0</text:span>). visible(15,1,0). visible(16,1,1).</text:p>
      <text:p text:style-name="P95">visible(17,1,<text:span text:style-name="T310">0</text:span>). visible(18,1,1). visible(19,1,1). visible(20,1,1).</text:p>
      <text:p text:style-name="P95"/>
      <text:p text:style-name="P95">visible(1,2,1). visible(2,2,1). visible(3,2,1). visible(4,2,1).</text:p>
      <text:p text:style-name="P95">visible(5,2,<text:span text:style-name="T310">0</text:span>). visible(6,2,1). visible(7,2,1). visible(8,2,1).</text:p>
      <text:p text:style-name="P95">visible(9,2,1). visible(10,2,<text:span text:style-name="T310">0</text:span>). visible(11,2,1). visible(12,2,1).</text:p>
      <text:p text:style-name="P95">visible(13,2,1). visible(14,2,1). visible(15,2,<text:span text:style-name="T310">0</text:span>). visible(16,2,1).</text:p>
      <text:p text:style-name="P95">visible(17,2,1). visible(18,2,1). visible(19,2,0). visible(20,2,<text:span text:style-name="T310">1</text:span>).</text:p>
      <text:p text:style-name="P95"/>
      <text:p text:style-name="P95">visible(1,3,1). visible(2,3,1). visible(3,3,1). visible(4,3,1).</text:p>
      <text:p text:style-name="P95">visible(5,3,1). visible(6,3,1). visible(7,3,0). visible(8,3,1).</text:p>
      <text:p text:style-name="P95">visible(9,3,1). visible(10,3,1). visible(11,3,1). visible(12,3,0).</text:p>
      <text:p text:style-name="P95">visible(13,3,1). visible(14,3,1). visible(15,3,1). visible(16,3,0).</text:p>
      <text:p text:style-name="P95">visible(17,3,1). visible(18,3,1). visible(19,3,1). visible(20,3,0).</text:p>
      <text:p text:style-name="P95">- <text:span text:style-name="T310">określa możliwość wykonania (widoczność) kolejnych zadań z pozycji w przestrzeni na kolejnych orbitach (np. zadanie 20 nie jest widoczne z orbity 3, ale jest widoczne z orbity 2)</text:span></text:p>
      <text:p text:style-name="P95">emergency_task(2). emergency_task(8). emergency_task(16). emergency_task(20).</text:p>
      <text:p text:style-name="P95">- <text:span text:style-name="T311">definiuje obserwacyjne zadania awaryjne (czyt. 2 jest zadaniem awaryjnym)</text:span></text:p>
      <text:p text:style-name="P95"><text:soft-page-break/>priority(2,35). <text:s/>priority(3,38). priority(4,36). priority(5,40).</text:p>
      <text:p text:style-name="P95">priority(6,43). priority(7,6). priority(8,21). priority(9,26).</text:p>
      <text:p text:style-name="P95">priority(10,25). priority(11,28). priority(13,3). priority(14,23).</text:p>
      <text:p text:style-name="P95">priority(15,35). priority(16,3). priority(17,6). priority(19,38).</text:p>
      <text:p text:style-name="P95">priority(20,17). </text:p>
      <text:p text:style-name="P95">- <text:span text:style-name="T311">definiuje priorytety poszczególnych zadań obserwacyjnych (czyt. zadanie obserwacyjne 2 ma priorytet o wartości 35)</text:span></text:p>
      <text:p text:style-name="P95"/>
      <text:p text:style-name="P106">3.3 </text:p>
      <text:p text:style-name="P95"/>
      <text:p text:style-name="P95"/>
      <text:p text:style-name="P95"/>
      <text:p text:style-name="P78"/>
      <text:p text:style-name="P80"><text:span text:style-name="Citation"><text:span text:style-name="T117">4. Wyniki Badań</text:span></text:span></text:p>
      <text:p text:style-name="P24"><text:span text:style-name="Citation"><text:span text:style-name="T81">5. Podsumowanie</text:span></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5"><text:span text:style-name="Citation"><text:span text:style-name="T1"/></text:span></text:p>
      <text:p text:style-name="P26"><text:span text:style-name="Citation"><text:span text:style-name="T2">BIBLIOGRAFIA</text:span></text:span></text:p>
      <text:p text:style-name="P27"><text:span text:style-name="Citation"><text:span text:style-name="T280">[a] Materiały i zbiory danych dostępna na stronie </text:span></text:span><text:a xlink:type="simple" xlink:href="https://www.ucsusa.org/" text:style-name="Internet_20_link" text:visited-style-name="Visited_20_Internet_20_Link"><text:span text:style-name="Citation"><text:span text:style-name="T280">https://www.ucsusa.org</text:span></text:span></text:a><text:span text:style-name="Citation"><text:span text:style-name="T280"> (csv)</text:span></text:span></text:p>
      <text:p text:style-name="P36">[1] – Słownik języka polskiego <text:a xlink:type="simple" xlink:href="https://sjp.pl/harmonogramowanie" text:style-name="Internet_20_link" text:visited-style-name="Visited_20_Internet_20_Link">https://sjp.pl/</text:a></text:p>
      <text:p text:style-name="P37">[2] - encyklopedia britanica <text:a xlink:type="simple" xlink:href="https://www.britannica.com/science/orbit-astronomy" text:style-name="Internet_20_link" text:visited-style-name="Visited_20_Internet_20_Link">https://www.britannica.com/science/orbit-astronomy</text:a></text:p>
      <text:p text:style-name="P38">[3] - Autonomiczny wieloczujnikowy system satelitarny na wieloagentowym modelu tablicowym</text:p>
      <text:p text:style-name="P39">[4] - Satellite Communications Systems Engineering Atmospheric Effects, Satellite Link Designand System Performance</text:p>
      <text:p text:style-name="P33">[5] Clingo guide – potassco</text:p>
      <text:p text:style-name="P40">[6] Introduction to the theory of computation</text:p>
      <text:p text:style-name="P41"><text:soft-page-break/>[<text:span text:style-name="T237">8</text:span>] Legal and Political Aspects of the Use of European Satellite Navigation Systems Galileo and EGNOS</text:p>
      <text:p text:style-name="P41">[<text:span text:style-name="T237">9</text:span>] SATELITARNE sieci teleinformatyczne</text:p>
      <text:p text:style-name="P42">[<text:span text:style-name="T237">10</text:span>] Bellis, Mary. "The History of Satellites - Sputnik I." ThoughtCo. https://www.thoughtco.com/history-of-satellites-4070932 (dostęp 28.08.2020).</text:p>
      <text:p text:style-name="P42">[<text:span text:style-name="T237">11</text:span>] Keith Schmidt, 2001, Using Tabu Search to Solve the Job Shop Scheduling Problem with Sequence Dependent Setup Times</text:p>
      <text:p text:style-name="P43">[12] <text:span text:style-name="T238">Programista 3/2018 (70) 285358</text:span></text:p>
      <text:p text:style-name="P57">[13] AU-18 Space Primer, Prepared <text:s/>by Air Command And Staff College Space Research Electives Seminars, Air University Press Maxwell Air Force Base, Alabama</text:p>
      <text:p text:style-name="P58">[14] Prolog</text:p>
      <text:p text:style-name="P59">[15] Applications of Answer Set Programming Esra Erdem, Michael Gelfond, Nicola Leone, 2016, Association for the Advancement of Artificial Intelligence. ISSN 0738-4602</text:p>
      <text:p text:style-name="P60">[16] A SIMPLE OPTIMISED SEARCH HEURISTIC FOR THE JOB-SHOP SCHEDULING PROBLEM</text:p>
      <text:p text:style-name="P61">[17] Introduction to logic programming</text:p>
      <text:p text:style-name="P63">[18] Goodman, Melissa D.; Dowsland, Kathryn A.; Thompson, Jonathan M. (2007). "A grasp-knapsack hybrid for a nurse-scheduling problem"</text:p>
      <text:p text:style-name="P65">[19] A Constraint-Based Approach to Satellite Scheduling Joseph C. Pemberton and Flavius Galiber, Pacific-Sierra Research 1400 Key Boulevard, Suite 700 Arlington, VA 22209</text:p>
      <text:p text:style-name="P66">[20] A SIMPLE OPTIMISED SEARCH HEURISTIC FOR THE JOB-SHOP SCHEDULING PROBLEM</text:p>
      <text:p text:style-name="P67">[21] Satellite observation scheduling with a novel adaptive simulated annealing algorithm and a dynamic task clustering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1-25T21:04:49.498774980</dc:date>
    <meta:editing-duration>P1DT10H10M43S</meta:editing-duration>
    <meta:editing-cycles>123</meta:editing-cycles>
    <meta:generator>LibreOffice/6.0.7.3$Linux_X86_64 LibreOffice_project/00m0$Build-3</meta:generator>
    <meta:document-statistic meta:table-count="0" meta:image-count="0" meta:object-count="0" meta:page-count="21" meta:paragraph-count="274" meta:word-count="7499" meta:character-count="59926" meta:non-whitespace-character-count="52646"/>
  </office:meta>
</office:document-meta>
</file>